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95.1pt"/>
    </style:style>
    <style:style style:name="co6" style:family="table-column">
      <style:table-column-properties fo:break-before="auto" style:column-width="148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tPF+NP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query_10017.rq</text:p>
          </table:table-cell>
          <table:table-cell office:value-type="float" office:value="8" calcext:value-type="float">
            <text:p>8</text:p>
          </table:table-cell>
          <table:table-cell office:value-type="float" office:value="4809" calcext:value-type="float">
            <text:p>4809</text:p>
          </table:table-cell>
          <table:table-cell office:value-type="float" office:value="176897" calcext:value-type="float">
            <text:p>176897</text:p>
          </table:table-cell>
          <table:table-cell office:value-type="float" office:value="4807" calcext:value-type="float">
            <text:p>480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1231844" calcext:value-type="float">
            <text:p>1231844</text:p>
          </table:table-cell>
          <table:table-cell office:value-type="float" office:value="317" calcext:value-type="float">
            <text:p>317</text:p>
          </table:table-cell>
          <table:table-cell office:value-type="float" office:value="2556" calcext:value-type="float">
            <text:p>2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7.rq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3167769" calcext:value-type="float">
            <text:p>3167769</text:p>
          </table:table-cell>
          <table:table-cell office:value-type="float" office:value="414" calcext:value-type="float">
            <text:p>414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office:value-type="float" office:value="1231840" calcext:value-type="float">
            <text:p>1231840</text:p>
          </table:table-cell>
          <table:table-cell office:value-type="float" office:value="300" calcext:value-type="float">
            <text:p>300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1.rq</text:p>
          </table:table-cell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  <table:table-cell office:value-type="float" office:value="1814842" calcext:value-type="float">
            <text:p>1814842</text:p>
          </table:table-cell>
          <table:table-cell office:value-type="float" office:value="332" calcext:value-type="float">
            <text:p>332</text:p>
          </table:table-cell>
          <table:table-cell office:value-type="float" office:value="5587" calcext:value-type="float">
            <text:p>5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4.rq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870221" calcext:value-type="float">
            <text:p>870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.rq</text:p>
          </table:table-cell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2053901" calcext:value-type="float">
            <text:p>2053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9.rq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2031374" calcext:value-type="float">
            <text:p>2031374</text:p>
          </table:table-cell>
          <table:table-cell office:value-type="float" office:value="508" calcext:value-type="float">
            <text:p>508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192930" calcext:value-type="float">
            <text:p>192930</text:p>
          </table:table-cell>
          <table:table-cell office:value-type="float" office:value="383" calcext:value-type="float">
            <text:p>38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1420.rq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117261" calcext:value-type="float">
            <text:p>117261</text:p>
          </table:table-cell>
          <table:table-cell office:value-type="float" office:value="264" calcext:value-type="float">
            <text:p>264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7.rq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966527" calcext:value-type="float">
            <text:p>966527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  <table:table-cell office:value-type="float" office:value="8342877" calcext:value-type="float">
            <text:p>8342877</text:p>
          </table:table-cell>
          <table:table-cell office:value-type="float" office:value="676" calcext:value-type="float">
            <text:p>67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4.rq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3160385" calcext:value-type="float">
            <text:p>3160385</text:p>
          </table:table-cell>
          <table:table-cell office:value-type="float" office:value="362" calcext:value-type="float">
            <text:p>36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.rq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436206" calcext:value-type="float">
            <text:p>436206</text:p>
          </table:table-cell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1231845" calcext:value-type="float">
            <text:p>1231845</text:p>
          </table:table-cell>
          <table:table-cell office:value-type="float" office:value="322" calcext:value-type="float">
            <text:p>322</text:p>
          </table:table-cell>
          <table:table-cell office:value-type="float" office:value="3388" calcext:value-type="float">
            <text:p>3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5.rq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374535" calcext:value-type="float">
            <text:p>374535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.rq</text:p>
          </table:table-cell>
          <table:table-cell office:value-type="float" office:value="3" calcext:value-type="float">
            <text:p>3</text:p>
          </table:table-cell>
          <table:table-cell office:value-type="float" office:value="494" calcext:value-type="float">
            <text:p>494</text:p>
          </table:table-cell>
          <table:table-cell office:value-type="float" office:value="2031365" calcext:value-type="float">
            <text:p>2031365</text:p>
          </table:table-cell>
          <table:table-cell office:value-type="float" office:value="411" calcext:value-type="float">
            <text:p>41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445837" calcext:value-type="float">
            <text:p>1445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3.rq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3148" calcext:value-type="float">
            <text:p>43148</text:p>
          </table:table-cell>
          <table:table-cell office:value-type="float" office:value="430" calcext:value-type="float">
            <text:p>43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7.rq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780621" calcext:value-type="float">
            <text:p>78062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8342877" calcext:value-type="float">
            <text:p>8342877</text:p>
          </table:table-cell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0.rq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985807" calcext:value-type="float">
            <text:p>985807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3.rq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51592" calcext:value-type="float">
            <text:p>51592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Req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query_10119.rq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254768" calcext:value-type="float">
            <text:p>254768</text:p>
          </table:table-cell>
          <table:table-cell office:value-type="float" office:value="401" calcext:value-type="float">
            <text:p>401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string" calcext:value-type="string">
            <text:p>TD</text:p>
          </table:table-cell>
          <table:table-cell office:value-type="float" office:value="203410275" calcext:value-type="float">
            <text:p>203410275</text:p>
          </table:table-cell>
          <table:table-cell/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1463381" calcext:value-type="float">
            <text:p>1463381</text:p>
          </table:table-cell>
          <table:table-cell office:value-type="float" office:value="302" calcext:value-type="float">
            <text:p>302</text:p>
          </table:table-cell>
          <table:table-cell office:value-type="float" office:value="2722" calcext:value-type="float">
            <text:p>2722</text:p>
          </table:table-cell>
          <table:table-cell table:number-columns-repeated="6"/>
          <table:table-cell office:value-type="string" calcext:value-type="string">
            <text:p>ET</text:p>
          </table:table-cell>
          <table:table-cell office:value-type="float" office:value="41920" calcext:value-type="float">
            <text:p>41920</text:p>
          </table:table-cell>
          <table:table-cell/>
        </table:table-row>
        <table:table-row table:style-name="ro1">
          <table:table-cell office:value-type="string" calcext:value-type="string">
            <text:p>query_10140.rq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float" office:value="929063" calcext:value-type="float">
            <text:p>929063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query_10024.rq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6.rq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51592" calcext:value-type="float">
            <text:p>51592</text:p>
          </table:table-cell>
          <table:table-cell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8.rq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2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float" office:value="3415" calcext:value-type="float">
            <text:p>3415</text:p>
          </table:table-cell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51208" calcext:value-type="float">
            <text:p>51208</text:p>
          </table:table-cell>
          <table:table-cell office:value-type="float" office:value="517" calcext:value-type="float">
            <text:p>51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query_10162.rq</text:p>
          </table:table-cell>
        </table:table-row>
        <table:table-row table:style-name="ro1">
          <table:table-cell office:value-type="string" calcext:value-type="string">
            <text:p>query_10166.rq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query_10128.rq</text:p>
          </table:table-cell>
        </table:table-row>
        <table:table-row table:style-name="ro1">
          <table:table-cell office:value-type="string" calcext:value-type="string">
            <text:p>query_10063.rq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float" office:value="88936" calcext:value-type="float">
            <text:p>88936</text:p>
          </table:table-cell>
          <table:table-cell office:value-type="float" office:value="1111" calcext:value-type="float">
            <text:p>1111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query_10135.rq</text:p>
          </table:table-cell>
        </table:table-row>
        <table:table-row table:style-name="ro1">
          <table:table-cell office:value-type="string" calcext:value-type="string">
            <text:p>query_10155.rq</text:p>
          </table:table-cell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office:value-type="float" office:value="1043780" calcext:value-type="float">
            <text:p>1043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query_10038.rq</text:p>
          </table:table-cell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3" calcext:value-type="float">
            <text:p>3</text:p>
          </table:table-cell>
          <table:table-cell office:value-type="float" office:value="2487" calcext:value-type="float">
            <text:p>2487</text:p>
          </table:table-cell>
          <table:table-cell office:value-type="float" office:value="70781" calcext:value-type="float">
            <text:p>70781</text:p>
          </table:table-cell>
          <table:table-cell office:value-type="float" office:value="2487" calcext:value-type="float">
            <text:p>2487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query_10092.rq</text:p>
          </table:table-cell>
        </table:table-row>
        <table:table-row table:style-name="ro1">
          <table:table-cell office:value-type="string" calcext:value-type="string">
            <text:p>query_10060.rq</text:p>
          </table:table-cell>
          <table:table-cell office:value-type="float" office:value="6" calcext:value-type="float">
            <text:p>6</text:p>
          </table:table-cell>
          <table:table-cell office:value-type="float" office:value="2224" calcext:value-type="float">
            <text:p>2224</text:p>
          </table:table-cell>
          <table:table-cell office:value-type="float" office:value="2028416" calcext:value-type="float">
            <text:p>2028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query_10138.rq</text:p>
          </table:table-cell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2363" calcext:value-type="float">
            <text:p>2363</text:p>
          </table:table-cell>
          <table:table-cell office:value-type="float" office:value="56574" calcext:value-type="float">
            <text:p>56574</text:p>
          </table:table-cell>
          <table:table-cell office:value-type="float" office:value="2338" calcext:value-type="float">
            <text:p>2338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962" calcext:value-type="float">
            <text:p>962</text:p>
          </table:table-cell>
          <table:table-cell office:value-type="float" office:value="981575" calcext:value-type="float">
            <text:p>981575</text:p>
          </table:table-cell>
          <table:table-cell office:value-type="float" office:value="961" calcext:value-type="float">
            <text:p>96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4890" calcext:value-type="float">
            <text:p>4890</text:p>
          </table:table-cell>
          <table:table-cell office:value-type="float" office:value="1445846" calcext:value-type="float">
            <text:p>1445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5.rq</text:p>
          </table:table-cell>
          <table:table-cell office:value-type="float" office:value="2" calcext:value-type="float">
            <text:p>2</text:p>
          </table:table-cell>
          <table:table-cell office:value-type="float" office:value="5985" calcext:value-type="float">
            <text:p>5985</text:p>
          </table:table-cell>
          <table:table-cell office:value-type="float" office:value="1310664" calcext:value-type="float">
            <text:p>1310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8.rq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2942526" calcext:value-type="float">
            <text:p>2942526</text:p>
          </table:table-cell>
          <table:table-cell office:value-type="float" office:value="1410" calcext:value-type="float">
            <text:p>1410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8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8.rq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office:value-type="float" office:value="1388317" calcext:value-type="float">
            <text:p>1388317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9.rq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695193" calcext:value-type="float">
            <text:p>695193</text:p>
          </table:table-cell>
          <table:table-cell office:value-type="float" office:value="388" calcext:value-type="float">
            <text:p>388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.rq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485328" calcext:value-type="float">
            <text:p>485328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8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2.rq</text:p>
          </table:table-cell>
          <table:table-cell office:value-type="float" office:value="16" calcext:value-type="float">
            <text:p>16</text:p>
          </table:table-cell>
          <table:table-cell office:value-type="float" office:value="69175" calcext:value-type="float">
            <text:p>69175</text:p>
          </table:table-cell>
          <table:table-cell office:value-type="float" office:value="3007295" calcext:value-type="float">
            <text:p>3007295</text:p>
          </table:table-cell>
          <table:table-cell office:value-type="float" office:value="67647" calcext:value-type="float">
            <text:p>67647</text:p>
          </table:table-cell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3.rq</text:p>
          </table:table-cell>
          <table:table-cell office:value-type="float" office:value="3" calcext:value-type="float">
            <text:p>3</text:p>
          </table:table-cell>
          <table:table-cell office:value-type="float" office:value="78372" calcext:value-type="float">
            <text:p>78372</text:p>
          </table:table-cell>
          <table:table-cell office:value-type="float" office:value="1393147" calcext:value-type="float">
            <text:p>1393147</text:p>
          </table:table-cell>
          <table:table-cell office:value-type="float" office:value="77909" calcext:value-type="float">
            <text:p>77909</text:p>
          </table:table-cell>
          <table:table-cell office:value-type="float" office:value="1469" calcext:value-type="float">
            <text:p>1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2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5.rq</text:p>
          </table:table-cell>
          <table:table-cell office:value-type="float" office:value="2" calcext:value-type="float">
            <text:p>2</text:p>
          </table:table-cell>
          <table:table-cell office:value-type="float" office:value="25815" calcext:value-type="float">
            <text:p>25815</text:p>
          </table:table-cell>
          <table:table-cell office:value-type="float" office:value="1400055" calcext:value-type="float">
            <text:p>1400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1054680" calcext:value-type="float">
            <text:p>1054680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6.rq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463027" calcext:value-type="float">
            <text:p>463027</text:p>
          </table:table-cell>
          <table:table-cell office:value-type="float" office:value="653" calcext:value-type="float">
            <text:p>653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.rq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2050660" calcext:value-type="float">
            <text:p>205066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7.rq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1463847" calcext:value-type="float">
            <text:p>1463847</text:p>
          </table:table-cell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.rq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374530" calcext:value-type="float">
            <text:p>37453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5.rq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69316" calcext:value-type="float">
            <text:p>69316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981864" calcext:value-type="float">
            <text:p>981864</text:p>
          </table:table-cell>
          <table:table-cell office:value-type="float" office:value="261" calcext:value-type="float">
            <text:p>26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5.rq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436057" calcext:value-type="float">
            <text:p>436057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819" calcext:value-type="float">
            <text:p>819</text:p>
          </table:table-cell>
          <table:table-cell office:value-type="float" office:value="3014295" calcext:value-type="float">
            <text:p>3014295</text:p>
          </table:table-cell>
          <table:table-cell office:value-type="float" office:value="291" calcext:value-type="float">
            <text:p>291</text:p>
          </table:table-cell>
          <table:table-cell office:value-type="float" office:value="23491" calcext:value-type="float">
            <text:p>23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0.rq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6903" calcext:value-type="float">
            <text:p>6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4.rq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05125" calcext:value-type="float">
            <text:p>105125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.rq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2031369" calcext:value-type="float">
            <text:p>2031369</text:p>
          </table:table-cell>
          <table:table-cell office:value-type="float" office:value="342" calcext:value-type="float">
            <text:p>342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463381" calcext:value-type="float">
            <text:p>1463381</text:p>
          </table:table-cell>
          <table:table-cell office:value-type="float" office:value="253" calcext:value-type="float">
            <text:p>253</text:p>
          </table:table-cell>
          <table:table-cell office:value-type="float" office:value="2918" calcext:value-type="float">
            <text:p>2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1.rq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1482714" calcext:value-type="float">
            <text:p>1482714</text:p>
          </table:table-cell>
          <table:table-cell office:value-type="float" office:value="245" calcext:value-type="float">
            <text:p>245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4.rq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99" calcext:value-type="float">
            <text:p>299</text:p>
          </table:table-cell>
          <table:table-cell office:value-type="float" office:value="9373" calcext:value-type="float">
            <text:p>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524.rq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3231809" calcext:value-type="float">
            <text:p>3231809</text:p>
          </table:table-cell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6348.rq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434" calcext:value-type="float">
            <text:p>3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6.rq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7.rq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145416" calcext:value-type="float">
            <text:p>14541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7.rq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14489" calcext:value-type="float">
            <text:p>214489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5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3187834" calcext:value-type="float">
            <text:p>31878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0.rq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1505313" calcext:value-type="float">
            <text:p>1505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2.rq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93731" calcext:value-type="float">
            <text:p>9373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3.rq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69316" calcext:value-type="float">
            <text:p>69316</text:p>
          </table:table-cell>
          <table:table-cell office:value-type="float" office:value="184" calcext:value-type="float">
            <text:p>184</text:p>
          </table:table-cell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1.rq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696488" calcext:value-type="float">
            <text:p>696488</text:p>
          </table:table-cell>
          <table:table-cell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5.rq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814842" calcext:value-type="float">
            <text:p>1814842</text:p>
          </table:table-cell>
          <table:table-cell office:value-type="float" office:value="224" calcext:value-type="float">
            <text:p>224</text:p>
          </table:table-cell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0.rq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06609" calcext:value-type="float">
            <text:p>106609</text:p>
          </table:table-cell>
          <table:table-cell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.rq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903" calcext:value-type="float">
            <text:p>6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6.rq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929059" calcext:value-type="float">
            <text:p>929059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1.rq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4070" calcext:value-type="float">
            <text:p>14070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8.rq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3187833" calcext:value-type="float">
            <text:p>3187833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4207588" calcext:value-type="float">
            <text:p>4207588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.rq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1.rq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7479" calcext:value-type="float">
            <text:p>27479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880580" calcext:value-type="float">
            <text:p>880580</text:p>
          </table:table-cell>
          <table:table-cell office:value-type="float" office:value="226" calcext:value-type="float">
            <text:p>226</text:p>
          </table:table-cell>
          <table:table-cell office:value-type="float" office:value="15499" calcext:value-type="float">
            <text:p>15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1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14489" calcext:value-type="float">
            <text:p>214489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1.rq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88933" calcext:value-type="float">
            <text:p>88933</text:p>
          </table:table-cell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.rq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office:value-type="float" office:value="1393145" calcext:value-type="float">
            <text:p>1393145</text:p>
          </table:table-cell>
          <table:table-cell office:value-type="float" office:value="215" calcext:value-type="float">
            <text:p>215</text:p>
          </table:table-cell>
          <table:table-cell office:value-type="float" office:value="14024" calcext:value-type="float">
            <text:p>14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4.rq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69316" calcext:value-type="float">
            <text:p>69316</text:p>
          </table:table-cell>
          <table:table-cell office:value-type="float" office:value="180" calcext:value-type="float">
            <text:p>180</text:p>
          </table:table-cell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9.rq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1393145" calcext:value-type="float">
            <text:p>1393145</text:p>
          </table:table-cell>
          <table:table-cell office:value-type="float" office:value="210" calcext:value-type="float">
            <text:p>210</text:p>
          </table:table-cell>
          <table:table-cell office:value-type="float" office:value="9088" calcext:value-type="float">
            <text:p>9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8.rq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1324455" calcext:value-type="float">
            <text:p>1324455</text:p>
          </table:table-cell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2.rq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1393145" calcext:value-type="float">
            <text:p>1393145</text:p>
          </table:table-cell>
          <table:table-cell office:value-type="float" office:value="209" calcext:value-type="float">
            <text:p>209</text:p>
          </table:table-cell>
          <table:table-cell office:value-type="float" office:value="2724" calcext:value-type="float">
            <text:p>2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6.rq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17261" calcext:value-type="float">
            <text:p>117261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office:value-type="float" office:value="1063425" calcext:value-type="float">
            <text:p>10634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552.rq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184504" calcext:value-type="float">
            <text:p>1845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1463387" calcext:value-type="float">
            <text:p>1463387</text:p>
          </table:table-cell>
          <table:table-cell office:value-type="float" office:value="210" calcext:value-type="float">
            <text:p>210</text:p>
          </table:table-cell>
          <table:table-cell office:value-type="float" office:value="4656" calcext:value-type="float">
            <text:p>4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4.rq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3847516" calcext:value-type="float">
            <text:p>3847516</text:p>
          </table:table-cell>
          <table:table-cell office:value-type="float" office:value="242" calcext:value-type="float">
            <text:p>242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0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497" calcext:value-type="float">
            <text:p>3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4.rq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100130" calcext:value-type="float">
            <text:p>100130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369" calcext:value-type="float">
            <text:p>336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9.rq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975099" calcext:value-type="float">
            <text:p>975099</text:p>
          </table:table-cell>
          <table:table-cell office:value-type="float" office:value="210" calcext:value-type="float">
            <text:p>210</text:p>
          </table:table-cell>
          <table:table-cell office:value-type="float" office:value="4193" calcext:value-type="float">
            <text:p>4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369" calcext:value-type="float">
            <text:p>336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9.rq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51595" calcext:value-type="float">
            <text:p>5159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.rq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288942" calcext:value-type="float">
            <text:p>1288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6.rq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3187836" calcext:value-type="float">
            <text:p>3187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880580" calcext:value-type="float">
            <text:p>880580</text:p>
          </table:table-cell>
          <table:table-cell office:value-type="float" office:value="193" calcext:value-type="float">
            <text:p>193</text:p>
          </table:table-cell>
          <table:table-cell office:value-type="float" office:value="15499" calcext:value-type="float">
            <text:p>15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981503" calcext:value-type="float">
            <text:p>981503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767.rq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1482714" calcext:value-type="float">
            <text:p>1482714</text:p>
          </table:table-cell>
          <table:table-cell office:value-type="float" office:value="262" calcext:value-type="float">
            <text:p>262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981509" calcext:value-type="float">
            <text:p>981509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6.rq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687065" calcext:value-type="float">
            <text:p>687065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6815.rq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90835" calcext:value-type="float">
            <text:p>90835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float" office:value="2263225" calcext:value-type="float">
            <text:p>2263225</text:p>
          </table:table-cell>
          <table:table-cell office:value-type="float" office:value="222" calcext:value-type="float">
            <text:p>222</text:p>
          </table:table-cell>
          <table:table-cell office:value-type="float" office:value="2389" calcext:value-type="float">
            <text:p>2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1231845" calcext:value-type="float">
            <text:p>1231845</text:p>
          </table:table-cell>
          <table:table-cell office:value-type="float" office:value="214" calcext:value-type="float">
            <text:p>214</text:p>
          </table:table-cell>
          <table:table-cell office:value-type="float" office:value="3388" calcext:value-type="float">
            <text:p>3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2.rq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175062" calcext:value-type="float">
            <text:p>175062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4.rq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966438" calcext:value-type="float">
            <text:p>966438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3187837" calcext:value-type="float">
            <text:p>3187837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4666713" calcext:value-type="float">
            <text:p>4666713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380.rq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393147" calcext:value-type="float">
            <text:p>1393147</text:p>
          </table:table-cell>
          <table:table-cell office:value-type="float" office:value="201" calcext:value-type="float">
            <text:p>201</text:p>
          </table:table-cell>
          <table:table-cell office:value-type="float" office:value="1741" calcext:value-type="float">
            <text:p>1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1.rq</text:p>
          </table:table-cell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office:value-type="float" office:value="434463" calcext:value-type="float">
            <text:p>434463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5.rq</text:p>
          </table:table-cell>
          <table:table-cell office:value-type="float" office:value="2" calcext:value-type="float">
            <text:p>2</text:p>
          </table:table-cell>
          <table:table-cell office:value-type="float" office:value="1178" calcext:value-type="float">
            <text:p>1178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82" calcext:value-type="float">
            <text:p>282</text:p>
          </table:table-cell>
          <table:table-cell office:value-type="float" office:value="28378" calcext:value-type="float">
            <text:p>28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0.rq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449652" calcext:value-type="float">
            <text:p>449652</text:p>
          </table:table-cell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3.rq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3223" calcext:value-type="float">
            <text:p>322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7.rq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62" calcext:value-type="float">
            <text:p>262</text:p>
          </table:table-cell>
          <table:table-cell office:value-type="float" office:value="28378" calcext:value-type="float">
            <text:p>28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9.rq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975099" calcext:value-type="float">
            <text:p>975099</text:p>
          </table:table-cell>
          <table:table-cell office:value-type="float" office:value="193" calcext:value-type="float">
            <text:p>193</text:p>
          </table:table-cell>
          <table:table-cell office:value-type="float" office:value="12602" calcext:value-type="float">
            <text:p>1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8.rq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617970" calcext:value-type="float">
            <text:p>617970</text:p>
          </table:table-cell>
          <table:table-cell office:value-type="float" office:value="178" calcext:value-type="float">
            <text:p>178</text:p>
          </table:table-cell>
          <table:table-cell office:value-type="float" office:value="1088" calcext:value-type="float">
            <text:p>1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9.rq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5.rq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461393" calcext:value-type="float">
            <text:p>46139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4.rq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0.rq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847516" calcext:value-type="float">
            <text:p>3847516</text:p>
          </table:table-cell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8.rq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88933" calcext:value-type="float">
            <text:p>88933</text:p>
          </table:table-cell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float" office:value="2264513" calcext:value-type="float">
            <text:p>2264513</text:p>
          </table:table-cell>
          <table:table-cell office:value-type="float" office:value="219" calcext:value-type="float">
            <text:p>219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6393" calcext:value-type="float">
            <text:p>56393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0.rq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1025772" calcext:value-type="float">
            <text:p>1025772</text:p>
          </table:table-cell>
          <table:table-cell office:value-type="float" office:value="213" calcext:value-type="float">
            <text:p>213</text:p>
          </table:table-cell>
          <table:table-cell office:value-type="float" office:value="2097" calcext:value-type="float">
            <text:p>2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058.rq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465471" calcext:value-type="float">
            <text:p>465471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9.rq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617958" calcext:value-type="float">
            <text:p>617958</text:p>
          </table:table-cell>
          <table:table-cell office:value-type="float" office:value="192" calcext:value-type="float">
            <text:p>19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5.rq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77287" calcext:value-type="float">
            <text:p>177287</text:p>
          </table:table-cell>
          <table:table-cell office:value-type="float" office:value="186" calcext:value-type="float">
            <text:p>186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6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3224" calcext:value-type="float">
            <text:p>322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6.rq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88933" calcext:value-type="float">
            <text:p>88933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6.rq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1393133" calcext:value-type="float">
            <text:p>1393133</text:p>
          </table:table-cell>
          <table:table-cell office:value-type="float" office:value="207" calcext:value-type="float">
            <text:p>207</text:p>
          </table:table-cell>
          <table:table-cell office:value-type="float" office:value="1799" calcext:value-type="float">
            <text:p>1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0.rq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3566939" calcext:value-type="float">
            <text:p>3566939</text:p>
          </table:table-cell>
          <table:table-cell office:value-type="float" office:value="235" calcext:value-type="float">
            <text:p>235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6.rq</text:p>
          </table:table-cell>
          <table:table-cell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float" office:value="436411" calcext:value-type="float">
            <text:p>436411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4.rq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461926" calcext:value-type="float">
            <text:p>46192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office:value-type="float" office:value="8343545" calcext:value-type="float">
            <text:p>8343545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56574" calcext:value-type="float">
            <text:p>56574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1463387" calcext:value-type="float">
            <text:p>1463387</text:p>
          </table:table-cell>
          <table:table-cell office:value-type="float" office:value="197" calcext:value-type="float">
            <text:p>197</text:p>
          </table:table-cell>
          <table:table-cell office:value-type="float" office:value="4656" calcext:value-type="float">
            <text:p>4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.rq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12425" calcext:value-type="float">
            <text:p>1212425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665686" calcext:value-type="float">
            <text:p>4665686</text:p>
          </table:table-cell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8.rq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1393138" calcext:value-type="float">
            <text:p>1393138</text:p>
          </table:table-cell>
          <table:table-cell office:value-type="float" office:value="208" calcext:value-type="float">
            <text:p>208</text:p>
          </table:table-cell>
          <table:table-cell office:value-type="float" office:value="14024" calcext:value-type="float">
            <text:p>14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1.rq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780621" calcext:value-type="float">
            <text:p>78062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TPF+NP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query_10037.rq</text:p>
          </table:table-cell>
          <table:table-cell office:value-type="float" office:value="2029" calcext:value-type="float">
            <text:p>2029</text:p>
          </table:table-cell>
          <table:table-cell office:value-type="float" office:value="90401" calcext:value-type="float">
            <text:p>90401</text:p>
          </table:table-cell>
          <table:table-cell office:value-type="float" office:value="29848144" calcext:value-type="float">
            <text:p>29848144</text:p>
          </table:table-cell>
          <table:table-cell office:value-type="float" office:value="385" calcext:value-type="float">
            <text:p>385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2029" calcext:value-type="float">
            <text:p>2029</text:p>
          </table:table-cell>
          <table:table-cell office:value-type="float" office:value="47055" calcext:value-type="float">
            <text:p>47055</text:p>
          </table:table-cell>
          <table:table-cell office:value-type="float" office:value="29776476" calcext:value-type="float">
            <text:p>29776476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2029" calcext:value-type="float">
            <text:p>2029</text:p>
          </table:table-cell>
          <table:table-cell office:value-type="float" office:value="39939" calcext:value-type="float">
            <text:p>39939</text:p>
          </table:table-cell>
          <table:table-cell office:value-type="float" office:value="29775795" calcext:value-type="float">
            <text:p>29775795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2.rq</text:p>
          </table:table-cell>
          <table:table-cell office:value-type="float" office:value="903" calcext:value-type="float">
            <text:p>903</text:p>
          </table:table-cell>
          <table:table-cell office:value-type="float" office:value="32532" calcext:value-type="float">
            <text:p>32532</text:p>
          </table:table-cell>
          <table:table-cell office:value-type="float" office:value="19794202" calcext:value-type="float">
            <text:p>19794202</text:p>
          </table:table-cell>
          <table:table-cell office:value-type="float" office:value="327" calcext:value-type="float">
            <text:p>327</text:p>
          </table:table-cell>
          <table:table-cell office:value-type="float" office:value="1868" calcext:value-type="float">
            <text:p>1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5.rq</text:p>
          </table:table-cell>
          <table:table-cell office:value-type="float" office:value="903" calcext:value-type="float">
            <text:p>903</text:p>
          </table:table-cell>
          <table:table-cell office:value-type="float" office:value="31046" calcext:value-type="float">
            <text:p>31046</text:p>
          </table:table-cell>
          <table:table-cell office:value-type="float" office:value="19794196" calcext:value-type="float">
            <text:p>19794196</text:p>
          </table:table-cell>
          <table:table-cell office:value-type="float" office:value="249" calcext:value-type="float">
            <text:p>249</text:p>
          </table:table-cell>
          <table:table-cell office:value-type="float" office:value="1832" calcext:value-type="float">
            <text:p>1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8.rq</text:p>
          </table:table-cell>
          <table:table-cell office:value-type="float" office:value="903" calcext:value-type="float">
            <text:p>903</text:p>
          </table:table-cell>
          <table:table-cell office:value-type="float" office:value="30289" calcext:value-type="float">
            <text:p>30289</text:p>
          </table:table-cell>
          <table:table-cell office:value-type="float" office:value="19794196" calcext:value-type="float">
            <text:p>19794196</text:p>
          </table:table-cell>
          <table:table-cell office:value-type="float" office:value="238" calcext:value-type="float">
            <text:p>238</text:p>
          </table:table-cell>
          <table:table-cell office:value-type="float" office:value="1897" calcext:value-type="float">
            <text:p>1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904" calcext:value-type="float">
            <text:p>904</text:p>
          </table:table-cell>
          <table:table-cell office:value-type="float" office:value="20466" calcext:value-type="float">
            <text:p>20466</text:p>
          </table:table-cell>
          <table:table-cell office:value-type="float" office:value="18722727" calcext:value-type="float">
            <text:p>18722727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2.rq</text:p>
          </table:table-cell>
          <table:table-cell office:value-type="float" office:value="1503" calcext:value-type="float">
            <text:p>1503</text:p>
          </table:table-cell>
          <table:table-cell office:value-type="float" office:value="20347" calcext:value-type="float">
            <text:p>20347</text:p>
          </table:table-cell>
          <table:table-cell office:value-type="float" office:value="17619892" calcext:value-type="float">
            <text:p>17619892</text:p>
          </table:table-cell>
          <table:table-cell office:value-type="float" office:value="230" calcext:value-type="float">
            <text:p>230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904" calcext:value-type="float">
            <text:p>904</text:p>
          </table:table-cell>
          <table:table-cell office:value-type="float" office:value="18063" calcext:value-type="float">
            <text:p>18063</text:p>
          </table:table-cell>
          <table:table-cell office:value-type="float" office:value="18722721" calcext:value-type="float">
            <text:p>18722721</text:p>
          </table:table-cell>
          <table:table-cell office:value-type="float" office:value="261" calcext:value-type="float">
            <text:p>261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8.rq</text:p>
          </table:table-cell>
          <table:table-cell office:value-type="float" office:value="1503" calcext:value-type="float">
            <text:p>1503</text:p>
          </table:table-cell>
          <table:table-cell office:value-type="float" office:value="16783" calcext:value-type="float">
            <text:p>16783</text:p>
          </table:table-cell>
          <table:table-cell office:value-type="float" office:value="17619892" calcext:value-type="float">
            <text:p>17619892</text:p>
          </table:table-cell>
          <table:table-cell office:value-type="float" office:value="227" calcext:value-type="float">
            <text:p>227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38.rq</text:p>
          </table:table-cell>
          <table:table-cell office:value-type="float" office:value="1127" calcext:value-type="float">
            <text:p>1127</text:p>
          </table:table-cell>
          <table:table-cell office:value-type="float" office:value="15723" calcext:value-type="float">
            <text:p>15723</text:p>
          </table:table-cell>
          <table:table-cell office:value-type="float" office:value="12745987" calcext:value-type="float">
            <text:p>12745987</text:p>
          </table:table-cell>
          <table:table-cell office:value-type="float" office:value="200" calcext:value-type="float">
            <text:p>200</text:p>
          </table:table-cell>
          <table:table-cell office:value-type="float" office:value="1065" calcext:value-type="float">
            <text:p>1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8.rq</text:p>
          </table:table-cell>
          <table:table-cell office:value-type="float" office:value="1127" calcext:value-type="float">
            <text:p>1127</text:p>
          </table:table-cell>
          <table:table-cell office:value-type="float" office:value="15078" calcext:value-type="float">
            <text:p>15078</text:p>
          </table:table-cell>
          <table:table-cell office:value-type="float" office:value="12745987" calcext:value-type="float">
            <text:p>12745987</text:p>
          </table:table-cell>
          <table:table-cell office:value-type="float" office:value="185" calcext:value-type="float">
            <text:p>185</text:p>
          </table:table-cell>
          <table:table-cell office:value-type="float" office:value="1065" calcext:value-type="float">
            <text:p>1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0.rq</text:p>
          </table:table-cell>
          <table:table-cell office:value-type="float" office:value="903" calcext:value-type="float">
            <text:p>903</text:p>
          </table:table-cell>
          <table:table-cell office:value-type="float" office:value="15025" calcext:value-type="float">
            <text:p>15025</text:p>
          </table:table-cell>
          <table:table-cell office:value-type="float" office:value="18128745" calcext:value-type="float">
            <text:p>18128745</text:p>
          </table:table-cell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.rq</text:p>
          </table:table-cell>
          <table:table-cell office:value-type="float" office:value="903" calcext:value-type="float">
            <text:p>903</text:p>
          </table:table-cell>
          <table:table-cell office:value-type="float" office:value="12582" calcext:value-type="float">
            <text:p>12582</text:p>
          </table:table-cell>
          <table:table-cell office:value-type="float" office:value="18128742" calcext:value-type="float">
            <text:p>18128742</text:p>
          </table:table-cell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0.rq</text:p>
          </table:table-cell>
          <table:table-cell office:value-type="float" office:value="903" calcext:value-type="float">
            <text:p>903</text:p>
          </table:table-cell>
          <table:table-cell office:value-type="float" office:value="12580" calcext:value-type="float">
            <text:p>12580</text:p>
          </table:table-cell>
          <table:table-cell office:value-type="float" office:value="17786998" calcext:value-type="float">
            <text:p>17786998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4.rq</text:p>
          </table:table-cell>
          <table:table-cell office:value-type="float" office:value="903" calcext:value-type="float">
            <text:p>903</text:p>
          </table:table-cell>
          <table:table-cell office:value-type="float" office:value="12478" calcext:value-type="float">
            <text:p>12478</text:p>
          </table:table-cell>
          <table:table-cell office:value-type="float" office:value="17786998" calcext:value-type="float">
            <text:p>17786998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5.rq</text:p>
          </table:table-cell>
          <table:table-cell office:value-type="float" office:value="903" calcext:value-type="float">
            <text:p>903</text:p>
          </table:table-cell>
          <table:table-cell office:value-type="float" office:value="12282" calcext:value-type="float">
            <text:p>12282</text:p>
          </table:table-cell>
          <table:table-cell office:value-type="float" office:value="18128748" calcext:value-type="float">
            <text:p>18128748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1.rq</text:p>
          </table:table-cell>
          <table:table-cell office:value-type="float" office:value="903" calcext:value-type="float">
            <text:p>903</text:p>
          </table:table-cell>
          <table:table-cell office:value-type="float" office:value="12198" calcext:value-type="float">
            <text:p>12198</text:p>
          </table:table-cell>
          <table:table-cell office:value-type="float" office:value="18128748" calcext:value-type="float">
            <text:p>18128748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524.rq</text:p>
          </table:table-cell>
          <table:table-cell office:value-type="float" office:value="1500" calcext:value-type="float">
            <text:p>1500</text:p>
          </table:table-cell>
          <table:table-cell office:value-type="float" office:value="9506" calcext:value-type="float">
            <text:p>9506</text:p>
          </table:table-cell>
          <table:table-cell office:value-type="float" office:value="16134174" calcext:value-type="float">
            <text:p>16134174</text:p>
          </table:table-cell>
          <table:table-cell office:value-type="float" office:value="219" calcext:value-type="float">
            <text:p>219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9.rq</text:p>
          </table:table-cell>
          <table:table-cell office:value-type="float" office:value="1196" calcext:value-type="float">
            <text:p>1196</text:p>
          </table:table-cell>
          <table:table-cell office:value-type="float" office:value="9109" calcext:value-type="float">
            <text:p>9109</text:p>
          </table:table-cell>
          <table:table-cell office:value-type="float" office:value="9808008" calcext:value-type="float">
            <text:p>9808008</text:p>
          </table:table-cell>
          <table:table-cell office:value-type="float" office:value="201" calcext:value-type="float">
            <text:p>201</text:p>
          </table:table-cell>
          <table:table-cell office:value-type="float" office:value="238" calcext:value-type="float">
            <text:p>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7.rq</text:p>
          </table:table-cell>
          <table:table-cell office:value-type="float" office:value="1236" calcext:value-type="float">
            <text:p>1236</text:p>
          </table:table-cell>
          <table:table-cell office:value-type="float" office:value="8941" calcext:value-type="float">
            <text:p>8941</text:p>
          </table:table-cell>
          <table:table-cell office:value-type="float" office:value="10349328" calcext:value-type="float">
            <text:p>10349328</text:p>
          </table:table-cell>
          <table:table-cell office:value-type="float" office:value="836" calcext:value-type="float">
            <text:p>836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2.rq</text:p>
          </table:table-cell>
          <table:table-cell office:value-type="float" office:value="1236" calcext:value-type="float">
            <text:p>1236</text:p>
          </table:table-cell>
          <table:table-cell office:value-type="float" office:value="7948" calcext:value-type="float">
            <text:p>7948</text:p>
          </table:table-cell>
          <table:table-cell office:value-type="float" office:value="10349328" calcext:value-type="float">
            <text:p>1034932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Req</text:p>
          </table:table-cell>
          <table:table-cell office:value-type="float" office:value="24722" calcext:value-type="float">
            <text:p>24722</text:p>
          </table:table-cell>
        </table:table-row>
        <table:table-row table:style-name="ro1">
          <table:table-cell office:value-type="string" calcext:value-type="string">
            <text:p>query_10094.rq</text:p>
          </table:table-cell>
          <table:table-cell office:value-type="float" office:value="451" calcext:value-type="float">
            <text:p>451</text:p>
          </table:table-cell>
          <table:table-cell office:value-type="float" office:value="5881" calcext:value-type="float">
            <text:p>5881</text:p>
          </table:table-cell>
          <table:table-cell office:value-type="float" office:value="11953158" calcext:value-type="float">
            <text:p>11953158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TD</text:p>
          </table:table-cell>
          <table:table-cell office:value-type="float" office:value="546263997" calcext:value-type="float">
            <text:p>546263997</text:p>
          </table:table-cell>
        </table:table-row>
        <table:table-row table:style-name="ro1">
          <table:table-cell office:value-type="string" calcext:value-type="string">
            <text:p>query_6815.rq</text:p>
          </table:table-cell>
          <table:table-cell office:value-type="float" office:value="451" calcext:value-type="float">
            <text:p>451</text:p>
          </table:table-cell>
          <table:table-cell office:value-type="float" office:value="5420" calcext:value-type="float">
            <text:p>5420</text:p>
          </table:table-cell>
          <table:table-cell office:value-type="float" office:value="11953158" calcext:value-type="float">
            <text:p>11953158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ET</text:p>
          </table:table-cell>
          <table:table-cell office:value-type="float" office:value="382236" calcext:value-type="float">
            <text:p>382236</text:p>
          </table:table-cell>
        </table:table-row>
        <table:table-row table:style-name="ro1">
          <table:table-cell office:value-type="string" calcext:value-type="string">
            <text:p>query_10035.rq</text:p>
          </table:table-cell>
          <table:table-cell office:value-type="float" office:value="1196" calcext:value-type="float">
            <text:p>1196</text:p>
          </table:table-cell>
          <table:table-cell office:value-type="float" office:value="4026" calcext:value-type="float">
            <text:p>4026</text:p>
          </table:table-cell>
          <table:table-cell office:value-type="float" office:value="9808011" calcext:value-type="float">
            <text:p>9808011</text:p>
          </table:table-cell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3058.rq</text:p>
          </table:table-cell>
          <table:table-cell office:value-type="float" office:value="37" calcext:value-type="float">
            <text:p>37</text:p>
          </table:table-cell>
          <table:table-cell office:value-type="float" office:value="1809" calcext:value-type="float">
            <text:p>1809</text:p>
          </table:table-cell>
          <table:table-cell office:value-type="float" office:value="2187988" calcext:value-type="float">
            <text:p>2187988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6.rq</text:p>
          </table:table-cell>
          <table:table-cell office:value-type="float" office:value="37" calcext:value-type="float">
            <text:p>37</text:p>
          </table:table-cell>
          <table:table-cell office:value-type="float" office:value="1525" calcext:value-type="float">
            <text:p>1525</text:p>
          </table:table-cell>
          <table:table-cell office:value-type="float" office:value="2187988" calcext:value-type="float">
            <text:p>2187988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7.rq</text:p>
          </table:table-cell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77" calcext:value-type="float">
            <text:p>277</text:p>
          </table:table-cell>
          <table:table-cell office:value-type="float" office:value="28378" calcext:value-type="float">
            <text:p>28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5.rq</text:p>
          </table:table-cell>
          <table:table-cell office:value-type="float" office:value="2" calcext:value-type="float">
            <text:p>2</text:p>
          </table:table-cell>
          <table:table-cell office:value-type="float" office:value="1268" calcext:value-type="float">
            <text:p>1268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71" calcext:value-type="float">
            <text:p>271</text:p>
          </table:table-cell>
          <table:table-cell office:value-type="float" office:value="28378" calcext:value-type="float">
            <text:p>28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7.rq</text:p>
          </table:table-cell>
          <table:table-cell office:value-type="float" office:value="153" calcext:value-type="float">
            <text:p>153</text:p>
          </table:table-cell>
          <table:table-cell office:value-type="float" office:value="1039" calcext:value-type="float">
            <text:p>1039</text:p>
          </table:table-cell>
          <table:table-cell office:value-type="float" office:value="4900946" calcext:value-type="float">
            <text:p>4900946</text:p>
          </table:table-cell>
          <table:table-cell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34.rq</text:p>
          </table:table-cell>
          <table:table-cell office:value-type="float" office:value="153" calcext:value-type="float">
            <text:p>153</text:p>
          </table:table-cell>
          <table:table-cell office:value-type="float" office:value="866" calcext:value-type="float">
            <text:p>866</text:p>
          </table:table-cell>
          <table:table-cell office:value-type="float" office:value="4900947" calcext:value-type="float">
            <text:p>4900947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.rq</text:p>
          </table:table-cell>
          <table:table-cell office:value-type="float" office:value="152" calcext:value-type="float">
            <text:p>152</text:p>
          </table:table-cell>
          <table:table-cell office:value-type="float" office:value="840" calcext:value-type="float">
            <text:p>840</text:p>
          </table:table-cell>
          <table:table-cell office:value-type="float" office:value="3941733" calcext:value-type="float">
            <text:p>3941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70.rq</text:p>
          </table:table-cell>
          <table:table-cell office:value-type="float" office:value="152" calcext:value-type="float">
            <text:p>152</text:p>
          </table:table-cell>
          <table:table-cell office:value-type="float" office:value="816" calcext:value-type="float">
            <text:p>816</text:p>
          </table:table-cell>
          <table:table-cell office:value-type="float" office:value="3941733" calcext:value-type="float">
            <text:p>3941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668" calcext:value-type="float">
            <text:p>668</text:p>
          </table:table-cell>
          <table:table-cell office:value-type="float" office:value="3014295" calcext:value-type="float">
            <text:p>3014295</text:p>
          </table:table-cell>
          <table:table-cell office:value-type="float" office:value="226" calcext:value-type="float">
            <text:p>226</text:p>
          </table:table-cell>
          <table:table-cell office:value-type="float" office:value="23491" calcext:value-type="float">
            <text:p>2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4.rq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75" calcext:value-type="float">
            <text:p>275</text:p>
          </table:table-cell>
          <table:table-cell office:value-type="float" office:value="9373" calcext:value-type="float">
            <text:p>9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9.rq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975099" calcext:value-type="float">
            <text:p>975099</text:p>
          </table:table-cell>
          <table:table-cell office:value-type="float" office:value="190" calcext:value-type="float">
            <text:p>190</text:p>
          </table:table-cell>
          <table:table-cell office:value-type="float" office:value="12602" calcext:value-type="float">
            <text:p>12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552.rq</text:p>
          </table:table-cell>
          <table:table-cell office:value-type="float" office:value="42" calcext:value-type="float">
            <text:p>42</text:p>
          </table:table-cell>
          <table:table-cell office:value-type="float" office:value="469" calcext:value-type="float">
            <text:p>469</text:p>
          </table:table-cell>
          <table:table-cell office:value-type="float" office:value="663584" calcext:value-type="float">
            <text:p>663584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9.rq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office:value-type="float" office:value="2029139" calcext:value-type="float">
            <text:p>2029139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4119002" calcext:value-type="float">
            <text:p>4119002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880580" calcext:value-type="float">
            <text:p>880580</text:p>
          </table:table-cell>
          <table:table-cell office:value-type="float" office:value="191" calcext:value-type="float">
            <text:p>191</text:p>
          </table:table-cell>
          <table:table-cell office:value-type="float" office:value="15499" calcext:value-type="float">
            <text:p>15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880580" calcext:value-type="float">
            <text:p>880580</text:p>
          </table:table-cell>
          <table:table-cell office:value-type="float" office:value="184" calcext:value-type="float">
            <text:p>184</text:p>
          </table:table-cell>
          <table:table-cell office:value-type="float" office:value="15499" calcext:value-type="float">
            <text:p>15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.rq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float" office:value="2058803" calcext:value-type="float">
            <text:p>205880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9.rq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663730" calcext:value-type="float">
            <text:p>663730</text:p>
          </table:table-cell>
          <table:table-cell office:value-type="float" office:value="187" calcext:value-type="float">
            <text:p>187</text:p>
          </table:table-cell>
          <table:table-cell office:value-type="float" office:value="5678" calcext:value-type="float">
            <text:p>5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4.rq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3158253" calcext:value-type="float">
            <text:p>3158253</text:p>
          </table:table-cell>
          <table:table-cell office:value-type="float" office:value="375" calcext:value-type="float">
            <text:p>375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4119002" calcext:value-type="float">
            <text:p>4119002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.rq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1393050" calcext:value-type="float">
            <text:p>1393050</text:p>
          </table:table-cell>
          <table:table-cell office:value-type="float" office:value="196" calcext:value-type="float">
            <text:p>196</text:p>
          </table:table-cell>
          <table:table-cell office:value-type="float" office:value="14024" calcext:value-type="float">
            <text:p>14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1.rq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814842" calcext:value-type="float">
            <text:p>1814842</text:p>
          </table:table-cell>
          <table:table-cell office:value-type="float" office:value="290" calcext:value-type="float">
            <text:p>290</text:p>
          </table:table-cell>
          <table:table-cell office:value-type="float" office:value="5587" calcext:value-type="float">
            <text:p>5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.rq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office:value-type="float" office:value="2029139" calcext:value-type="float">
            <text:p>2029139</text:p>
          </table:table-cell>
          <table:table-cell office:value-type="float" office:value="322" calcext:value-type="float">
            <text:p>322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1229628" calcext:value-type="float">
            <text:p>1229628</text:p>
          </table:table-cell>
          <table:table-cell office:value-type="float" office:value="276" calcext:value-type="float">
            <text:p>276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1229634" calcext:value-type="float">
            <text:p>1229634</text:p>
          </table:table-cell>
          <table:table-cell office:value-type="float" office:value="245" calcext:value-type="float">
            <text:p>245</text:p>
          </table:table-cell>
          <table:table-cell office:value-type="float" office:value="2556" calcext:value-type="float">
            <text:p>2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4.rq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870221" calcext:value-type="float">
            <text:p>870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8.rq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1393043" calcext:value-type="float">
            <text:p>1393043</text:p>
          </table:table-cell>
          <table:table-cell office:value-type="float" office:value="183" calcext:value-type="float">
            <text:p>183</text:p>
          </table:table-cell>
          <table:table-cell office:value-type="float" office:value="14024" calcext:value-type="float">
            <text:p>14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4119002" calcext:value-type="float">
            <text:p>4119002</text:p>
          </table:table-cell>
          <table:table-cell office:value-type="float" office:value="329" calcext:value-type="float">
            <text:p>32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9.rq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975099" calcext:value-type="float">
            <text:p>975099</text:p>
          </table:table-cell>
          <table:table-cell office:value-type="float" office:value="209" calcext:value-type="float">
            <text:p>209</text:p>
          </table:table-cell>
          <table:table-cell office:value-type="float" office:value="4193" calcext:value-type="float">
            <text:p>4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7.rq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3165609" calcext:value-type="float">
            <text:p>3165609</text:p>
          </table:table-cell>
          <table:table-cell office:value-type="float" office:value="297" calcext:value-type="float">
            <text:p>297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53" calcext:value-type="float">
            <text:p>53</text:p>
          </table:table-cell>
          <table:table-cell office:value-type="float" office:value="305" calcext:value-type="float">
            <text:p>305</text:p>
          </table:table-cell>
          <table:table-cell office:value-type="float" office:value="1257287" calcext:value-type="float">
            <text:p>1257287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1445737" calcext:value-type="float">
            <text:p>1445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9.rq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393050" calcext:value-type="float">
            <text:p>1393050</text:p>
          </table:table-cell>
          <table:table-cell office:value-type="float" office:value="191" calcext:value-type="float">
            <text:p>191</text:p>
          </table:table-cell>
          <table:table-cell office:value-type="float" office:value="9088" calcext:value-type="float">
            <text:p>9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office:value-type="float" office:value="2260986" calcext:value-type="float">
            <text:p>2260986</text:p>
          </table:table-cell>
          <table:table-cell office:value-type="float" office:value="220" calcext:value-type="float">
            <text:p>220</text:p>
          </table:table-cell>
          <table:table-cell office:value-type="float" office:value="2389" calcext:value-type="float">
            <text:p>2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4660983" calcext:value-type="float">
            <text:p>4660983</text:p>
          </table:table-cell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.rq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2029136" calcext:value-type="float">
            <text:p>2029136</text:p>
          </table:table-cell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8.rq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19" calcext:value-type="float">
            <text:p>19</text:p>
          </table:table-cell>
          <table:table-cell office:value-type="float" office:value="278" calcext:value-type="float">
            <text:p>278</text:p>
          </table:table-cell>
          <table:table-cell office:value-type="float" office:value="2262271" calcext:value-type="float">
            <text:p>2262271</text:p>
          </table:table-cell>
          <table:table-cell office:value-type="float" office:value="207" calcext:value-type="float">
            <text:p>207</text:p>
          </table:table-cell>
          <table:table-cell office:value-type="float" office:value="2360" calcext:value-type="float">
            <text:p>2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4660977" calcext:value-type="float">
            <text:p>4660977</text:p>
          </table:table-cell>
          <table:table-cell office:value-type="float" office:value="275" calcext:value-type="float">
            <text:p>27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463387" calcext:value-type="float">
            <text:p>1463387</text:p>
          </table:table-cell>
          <table:table-cell office:value-type="float" office:value="176" calcext:value-type="float">
            <text:p>176</text:p>
          </table:table-cell>
          <table:table-cell office:value-type="float" office:value="4656" calcext:value-type="float">
            <text:p>4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463387" calcext:value-type="float">
            <text:p>1463387</text:p>
          </table:table-cell>
          <table:table-cell office:value-type="float" office:value="201" calcext:value-type="float">
            <text:p>201</text:p>
          </table:table-cell>
          <table:table-cell office:value-type="float" office:value="4656" calcext:value-type="float">
            <text:p>4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1229634" calcext:value-type="float">
            <text:p>1229634</text:p>
          </table:table-cell>
          <table:table-cell office:value-type="float" office:value="199" calcext:value-type="float">
            <text:p>199</text:p>
          </table:table-cell>
          <table:table-cell office:value-type="float" office:value="3388" calcext:value-type="float">
            <text:p>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5.rq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72299" calcext:value-type="float">
            <text:p>372299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1229634" calcext:value-type="float">
            <text:p>1229634</text:p>
          </table:table-cell>
          <table:table-cell office:value-type="float" office:value="192" calcext:value-type="float">
            <text:p>192</text:p>
          </table:table-cell>
          <table:table-cell office:value-type="float" office:value="3388" calcext:value-type="float">
            <text:p>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463381" calcext:value-type="float">
            <text:p>1463381</text:p>
          </table:table-cell>
          <table:table-cell office:value-type="float" office:value="200" calcext:value-type="float">
            <text:p>200</text:p>
          </table:table-cell>
          <table:table-cell office:value-type="float" office:value="2722" calcext:value-type="float">
            <text:p>2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3187735" calcext:value-type="float">
            <text:p>3187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73.rq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1393051" calcext:value-type="float">
            <text:p>1393051</text:p>
          </table:table-cell>
          <table:table-cell office:value-type="float" office:value="217" calcext:value-type="float">
            <text:p>217</text:p>
          </table:table-cell>
          <table:table-cell office:value-type="float" office:value="1469" calcext:value-type="float">
            <text:p>1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7.rq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780621" calcext:value-type="float">
            <text:p>78062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767.rq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1480426" calcext:value-type="float">
            <text:p>1480426</text:p>
          </table:table-cell>
          <table:table-cell office:value-type="float" office:value="218" calcext:value-type="float">
            <text:p>218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3.rq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43148" calcext:value-type="float">
            <text:p>43148</text:p>
          </table:table-cell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3187735" calcext:value-type="float">
            <text:p>3187735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5.rq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814842" calcext:value-type="float">
            <text:p>1814842</text:p>
          </table:table-cell>
          <table:table-cell office:value-type="float" office:value="223" calcext:value-type="float">
            <text:p>223</text:p>
          </table:table-cell>
          <table:table-cell office:value-type="float" office:value="825" calcext:value-type="float">
            <text:p>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.rq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2057067" calcext:value-type="float">
            <text:p>205706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2.rq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1393050" calcext:value-type="float">
            <text:p>1393050</text:p>
          </table:table-cell>
          <table:table-cell office:value-type="float" office:value="200" calcext:value-type="float">
            <text:p>200</text:p>
          </table:table-cell>
          <table:table-cell office:value-type="float" office:value="2724" calcext:value-type="float">
            <text:p>2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4207484" calcext:value-type="float">
            <text:p>4207484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463381" calcext:value-type="float">
            <text:p>1463381</text:p>
          </table:table-cell>
          <table:table-cell office:value-type="float" office:value="185" calcext:value-type="float">
            <text:p>185</text:p>
          </table:table-cell>
          <table:table-cell office:value-type="float" office:value="2918" calcext:value-type="float">
            <text:p>2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0.rq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3564696" calcext:value-type="float">
            <text:p>3564696</text:p>
          </table:table-cell>
          <table:table-cell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71.rq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1480426" calcext:value-type="float">
            <text:p>1480426</text:p>
          </table:table-cell>
          <table:table-cell office:value-type="float" office:value="212" calcext:value-type="float">
            <text:p>212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3187738" calcext:value-type="float">
            <text:p>3187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0.rq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025474" calcext:value-type="float">
            <text:p>1025474</text:p>
          </table:table-cell>
          <table:table-cell office:value-type="float" office:value="200" calcext:value-type="float">
            <text:p>200</text:p>
          </table:table-cell>
          <table:table-cell office:value-type="float" office:value="2097" calcext:value-type="float">
            <text:p>2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8.rq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663732" calcext:value-type="float">
            <text:p>663732</text:p>
          </table:table-cell>
          <table:table-cell office:value-type="float" office:value="182" calcext:value-type="float">
            <text:p>182</text:p>
          </table:table-cell>
          <table:table-cell office:value-type="float" office:value="1088" calcext:value-type="float">
            <text:p>1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0.rq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847516" calcext:value-type="float">
            <text:p>3847516</text:p>
          </table:table-cell>
          <table:table-cell office:value-type="float" office:value="218" calcext:value-type="float">
            <text:p>218</text:p>
          </table:table-cell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6.rq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2.rq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397270" calcext:value-type="float">
            <text:p>1397270</text:p>
          </table:table-cell>
          <table:table-cell office:value-type="float" office:value="199" calcext:value-type="float">
            <text:p>199</text:p>
          </table:table-cell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4.rq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3847516" calcext:value-type="float">
            <text:p>3847516</text:p>
          </table:table-cell>
          <table:table-cell office:value-type="float" office:value="207" calcext:value-type="float">
            <text:p>207</text:p>
          </table:table-cell>
          <table:table-cell office:value-type="float" office:value="923" calcext:value-type="float">
            <text:p>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187738" calcext:value-type="float">
            <text:p>3187738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380.rq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393051" calcext:value-type="float">
            <text:p>1393051</text:p>
          </table:table-cell>
          <table:table-cell office:value-type="float" office:value="194" calcext:value-type="float">
            <text:p>194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0.rq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26831" calcext:value-type="float">
            <text:p>926831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4.rq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459780" calcext:value-type="float">
            <text:p>459780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6.rq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926831" calcext:value-type="float">
            <text:p>92683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.rq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1288942" calcext:value-type="float">
            <text:p>1288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6.rq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460871" calcext:value-type="float">
            <text:p>460871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6.rq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1393037" calcext:value-type="float">
            <text:p>1393037</text:p>
          </table:table-cell>
          <table:table-cell office:value-type="float" office:value="186" calcext:value-type="float">
            <text:p>186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8.rq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1388145" calcext:value-type="float">
            <text:p>1388145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4.rq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9.rq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693044" calcext:value-type="float">
            <text:p>693044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981050" calcext:value-type="float">
            <text:p>981050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981044" calcext:value-type="float">
            <text:p>981044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0.rq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2050917" calcext:value-type="float">
            <text:p>205091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8.rq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324455" calcext:value-type="float">
            <text:p>132445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6.rq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212425" calcext:value-type="float">
            <text:p>1212425</text:p>
          </table:table-cell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5.rq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310664" calcext:value-type="float">
            <text:p>1310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3.rq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9316" calcext:value-type="float">
            <text:p>69316</text:p>
          </table:table-cell>
          <table:table-cell office:value-type="float" office:value="184" calcext:value-type="float">
            <text:p>184</text:p>
          </table:table-cell>
          <table:table-cell office:value-type="float" office:value="649" calcext:value-type="float">
            <text:p>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981050" calcext:value-type="float">
            <text:p>981050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7.rq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463847" calcext:value-type="float">
            <text:p>1463847</text:p>
          </table:table-cell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56574" calcext:value-type="float">
            <text:p>56574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0.rq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985807" calcext:value-type="float">
            <text:p>985807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0.rq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505313" calcext:value-type="float">
            <text:p>1505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981044" calcext:value-type="float">
            <text:p>981044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3.rq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88936" calcext:value-type="float">
            <text:p>88936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4.rq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9316" calcext:value-type="float">
            <text:p>69316</text:p>
          </table:table-cell>
          <table:table-cell office:value-type="float" office:value="174" calcext:value-type="float">
            <text:p>174</text:p>
          </table:table-cell>
          <table:table-cell office:value-type="float" office:value="649" calcext:value-type="float">
            <text:p>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1.rq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88933" calcext:value-type="float">
            <text:p>88933</text:p>
          </table:table-cell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1.rq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694327" calcext:value-type="float">
            <text:p>694327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4.rq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1.rq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7479" calcext:value-type="float">
            <text:p>27479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55.rq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043780" calcext:value-type="float">
            <text:p>1043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6348.rq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3434" calcext:value-type="float">
            <text:p>3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26.rq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51592" calcext:value-type="float">
            <text:p>51592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5.rq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459250" calcext:value-type="float">
            <text:p>459250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3.rq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223" calcext:value-type="float">
            <text:p>322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.rq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72299" calcext:value-type="float">
            <text:p>372299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11.rq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4070" calcext:value-type="float">
            <text:p>14070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36.rq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684937" calcext:value-type="float">
            <text:p>68493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7.rq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214489" calcext:value-type="float">
            <text:p>214489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6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88933" calcext:value-type="float">
            <text:p>88933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16.rq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17261" calcext:value-type="float">
            <text:p>117261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3.rq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51592" calcext:value-type="float">
            <text:p>51592</text:p>
          </table:table-cell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1420.rq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17261" calcext:value-type="float">
            <text:p>117261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2.rq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93731" calcext:value-type="float">
            <text:p>93731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.rq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85328" calcext:value-type="float">
            <text:p>485328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87.rq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45416" calcext:value-type="float">
            <text:p>14541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1445745" calcext:value-type="float">
            <text:p>1445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6.rq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5.rq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69316" calcext:value-type="float">
            <text:p>69316</text:p>
          </table:table-cell>
          <table:table-cell office:value-type="float" office:value="166" calcext:value-type="float">
            <text:p>166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68.rq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88933" calcext:value-type="float">
            <text:p>88933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1.rq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80621" calcext:value-type="float">
            <text:p>78062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50.rq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3497" calcext:value-type="float">
            <text:p>3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56574" calcext:value-type="float">
            <text:p>56574</text:p>
          </table:table-cell>
          <table:table-cell office:value-type="float" office:value="158" calcext:value-type="float">
            <text:p>158</text:p>
          </table:table-cell>
          <table:table-cell office:value-type="float" office:value="658" calcext:value-type="float">
            <text:p>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29.rq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51595" calcext:value-type="float">
            <text:p>5159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1.rq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14489" calcext:value-type="float">
            <text:p>214489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06.rq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56358" calcext:value-type="float">
            <text:p>256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49.rq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369" calcext:value-type="float">
            <text:p>336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95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497" calcext:value-type="float">
            <text:p>3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4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649" calcext:value-type="float">
            <text:p>3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415" calcext:value-type="float">
            <text:p>341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3369" calcext:value-type="float">
            <text:p>336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ry_10006.rq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3224" calcext:value-type="float">
            <text:p>322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TPF+OP" table:style-name="ta1"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query_10017.rq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438" calcext:value-type="float">
            <text:p>125438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4056" calcext:value-type="float">
            <text:p>405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22934" calcext:value-type="float">
            <text:p>122293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46" calcext:value-type="float">
            <text:p>446</text:p>
          </table:table-cell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7.rq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8381" calcext:value-type="float">
            <text:p>314838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04" calcext:value-type="float">
            <text:p>304</text:p>
          </table:table-cell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1.rq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1761" calcext:value-type="float">
            <text:p>181176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7" calcext:value-type="float">
            <text:p>367</text:p>
          </table:table-cell>
          <table:table-cell office:value-type="float" office:value="5587" calcext:value-type="float">
            <text:p>5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4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930" calcext:value-type="float">
            <text:p>8669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.rq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96964" calcext:value-type="float">
            <text:p>199696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9.rq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398" calcext:value-type="float">
            <text:p>202239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06" calcext:value-type="float">
            <text:p>9950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17" calcext:value-type="float">
            <text:p>1117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420.rq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661" calcext:value-type="float">
            <text:p>11366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7.rq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6171" calcext:value-type="float">
            <text:p>9561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08735" calcext:value-type="float">
            <text:p>410873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4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982" calcext:value-type="float">
            <text:p>42698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5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4824" calcext:value-type="float">
            <text:p>3648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3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3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96" calcext:value-type="float">
            <text:p>596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7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7082" calcext:value-type="float">
            <text:p>7770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query_10040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1973" calcext:value-type="float">
            <text:p>98197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387953458" calcext:value-type="float">
            <text:p>387953458</text:p>
          </table:table-cell>
        </table:table-row>
        <table:table-row table:style-name="ro1">
          <table:table-cell office:value-type="string" calcext:value-type="string">
            <text:p>query_10143.rq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705" calcext:value-type="float">
            <text:p>477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55876" calcext:value-type="float">
            <text:p>55876</text:p>
          </table:table-cell>
        </table:table-row>
        <table:table-row table:style-name="ro1">
          <table:table-cell office:value-type="string" calcext:value-type="string">
            <text:p>query_10119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67" calcext:value-type="float">
            <text:p>1167</text:p>
          </table:table-cell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59448" calcext:value-type="float">
            <text:p>14594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722" calcext:value-type="float">
            <text:p>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0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254" calcext:value-type="float">
            <text:p>46925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4.rq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545" calcext:value-type="float">
            <text:p>2515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6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8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2.rq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92511" calcext:value-type="float">
            <text:p>20925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89" calcext:value-type="float">
            <text:p>2289</text:p>
          </table:table-cell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1161" calcext:value-type="float">
            <text:p>297116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83" calcext:value-type="float">
            <text:p>2638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4" calcext:value-type="float">
            <text:p>214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6.rq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87339" calcext:value-type="float">
            <text:p>15873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3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5.rq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0012" calcext:value-type="float">
            <text:p>104001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53" calcext:value-type="float">
            <text:p>6165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0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75" calcext:value-type="float">
            <text:p>530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4.rq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3630" calcext:value-type="float">
            <text:p>97363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38560" calcext:value-type="float">
            <text:p>14385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5.rq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6716" calcext:value-type="float">
            <text:p>130671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8.rq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4088" calcext:value-type="float">
            <text:p>135408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07" calcext:value-type="float">
            <text:p>1307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8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70" calcext:value-type="float">
            <text:p>2170</text:p>
          </table:table-cell>
          <table:table-cell office:value-type="float" office:value="1897" calcext:value-type="float">
            <text:p>1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8.rq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89" calcext:value-type="float">
            <text:p>277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9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058" calcext:value-type="float">
            <text:p>67505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.rq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365" calcext:value-type="float">
            <text:p>4813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8.rq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801" calcext:value-type="float">
            <text:p>69880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2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75" calcext:value-type="float">
            <text:p>1375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3.rq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6676" calcext:value-type="float">
            <text:p>13866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1469" calcext:value-type="float">
            <text:p>1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2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3817" calcext:value-type="float">
            <text:p>13938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998" calcext:value-type="float">
            <text:p>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5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287" calcext:value-type="float">
            <text:p>14028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6.rq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8843" calcext:value-type="float">
            <text:p>4488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7.rq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0171" calcext:value-type="float">
            <text:p>14601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.rq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5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33" calcext:value-type="float">
            <text:p>652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5.rq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0926" calcext:value-type="float">
            <text:p>30109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5" calcext:value-type="float">
            <text:p>485</text:p>
          </table:table-cell>
          <table:table-cell office:value-type="float" office:value="23491" calcext:value-type="float">
            <text:p>23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0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4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09" calcext:value-type="float">
            <text:p>5170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9" calcext:value-type="float">
            <text:p>38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.rq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2918" calcext:value-type="float">
            <text:p>2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1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716" calcext:value-type="float">
            <text:p>1197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4.rq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52011" calcext:value-type="float">
            <text:p>67520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458" calcext:value-type="float">
            <text:p>4458</text:p>
          </table:table-cell>
          <table:table-cell office:value-type="float" office:value="9373" calcext:value-type="float">
            <text:p>9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524.rq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7741" calcext:value-type="float">
            <text:p>294774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6348.rq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6.rq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7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080" calcext:value-type="float">
            <text:p>14208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7.rq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215" calcext:value-type="float">
            <text:p>2112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5.rq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57" calcext:value-type="float">
            <text:p>1957</text:p>
          </table:table-cell>
          <table:table-cell office:value-type="float" office:value="1832" calcext:value-type="float">
            <text:p>1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81013" calcext:value-type="float">
            <text:p>31810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0.rq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0757" calcext:value-type="float">
            <text:p>15007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2.rq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47" calcext:value-type="float">
            <text:p>905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3.rq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1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5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0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6.rq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1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8.rq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67" calcext:value-type="float">
            <text:p>1067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00521" calcext:value-type="float">
            <text:p>420052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.rq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1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1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1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14024" calcext:value-type="float">
            <text:p>14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4.rq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9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87" calcext:value-type="float">
            <text:p>3187</text:p>
          </table:table-cell>
          <table:table-cell office:value-type="float" office:value="9088" calcext:value-type="float">
            <text:p>9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8.rq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0736" calcext:value-type="float">
            <text:p>13207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2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724" calcext:value-type="float">
            <text:p>2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6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552.rq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343" calcext:value-type="float">
            <text:p>1193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4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44201" calcext:value-type="float">
            <text:p>38442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0.rq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4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9.rq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1300" calcext:value-type="float">
            <text:p>9713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9" calcext:value-type="float">
            <text:p>479</text:p>
          </table:table-cell>
          <table:table-cell office:value-type="float" office:value="4193" calcext:value-type="float">
            <text:p>4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9.rq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.rq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5111" calcext:value-type="float">
            <text:p>12851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6.rq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767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6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6815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2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4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501" calcext:value-type="float">
            <text:p>32550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380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741" calcext:value-type="float">
            <text:p>1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1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5.rq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48" calcext:value-type="float">
            <text:p>2248</text:p>
          </table:table-cell>
          <table:table-cell office:value-type="float" office:value="28378" calcext:value-type="float">
            <text:p>2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0.rq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3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7.rq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1" calcext:value-type="float">
            <text:p>2481</text:p>
          </table:table-cell>
          <table:table-cell office:value-type="float" office:value="28378" calcext:value-type="float">
            <text:p>2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9.rq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12602" calcext:value-type="float">
            <text:p>12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8.rq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7088" calcext:value-type="float">
            <text:p>60708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1088" calcext:value-type="float">
            <text:p>1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9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5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4.rq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0.rq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8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0.rq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8447" calcext:value-type="float">
            <text:p>10184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2097" calcext:value-type="float">
            <text:p>2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058.rq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652" calcext:value-type="float">
            <text:p>2946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38" calcext:value-type="float">
            <text:p>203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9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713" calcext:value-type="float">
            <text:p>3713</text:p>
          </table:table-cell>
          <table:table-cell office:value-type="float" office:value="5678" calcext:value-type="float">
            <text:p>5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5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4" calcext:value-type="float">
            <text:p>364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6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6.rq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6.rq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0.rq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9833" calcext:value-type="float">
            <text:p>294983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6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7" calcext:value-type="float">
            <text:p>105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4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15" calcext:value-type="float">
            <text:p>41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.rq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08877" calcext:value-type="float">
            <text:p>120887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8.rq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14024" calcext:value-type="float">
            <text:p>14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1.rq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WiseKG" table:style-name="ta1"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query_10017.rq</text:p>
          </table:table-cell>
          <table:table-cell office:value-type="float" office:value="8" calcext:value-type="float">
            <text:p>8</text:p>
          </table:table-cell>
          <table:table-cell office:value-type="float" office:value="614" calcext:value-type="float">
            <text:p>614</text:p>
          </table:table-cell>
          <table:table-cell office:value-type="float" office:value="117983" calcext:value-type="float">
            <text:p>117983</text:p>
          </table:table-cell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32" calcext:value-type="float">
            <text:p>32</text:p>
          </table:table-cell>
          <table:table-cell office:value-type="float" office:value="521" calcext:value-type="float">
            <text:p>521</text:p>
          </table:table-cell>
          <table:table-cell office:value-type="float" office:value="1222018" calcext:value-type="float">
            <text:p>1222018</text:p>
          </table:table-cell>
          <table:table-cell office:value-type="float" office:value="204" calcext:value-type="float">
            <text:p>204</text:p>
          </table:table-cell>
          <table:table-cell office:value-type="float" office:value="2556" calcext:value-type="float">
            <text:p>2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7.rq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149985" calcext:value-type="float">
            <text:p>149985</text:p>
          </table:table-cell>
          <table:table-cell office:value-type="float" office:value="178" calcext:value-type="float">
            <text:p>178</text:p>
          </table:table-cell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30" calcext:value-type="float">
            <text:p>30</text:p>
          </table:table-cell>
          <table:table-cell office:value-type="float" office:value="456" calcext:value-type="float">
            <text:p>456</text:p>
          </table:table-cell>
          <table:table-cell office:value-type="float" office:value="1172060" calcext:value-type="float">
            <text:p>1172060</text:p>
          </table:table-cell>
          <table:table-cell office:value-type="float" office:value="213" calcext:value-type="float">
            <text:p>213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1.rq</text:p>
          </table:table-cell>
          <table:table-cell office:value-type="float" office:value="57" calcext:value-type="float">
            <text:p>57</text:p>
          </table:table-cell>
          <table:table-cell office:value-type="float" office:value="469" calcext:value-type="float">
            <text:p>469</text:p>
          </table:table-cell>
          <table:table-cell office:value-type="float" office:value="1373642" calcext:value-type="float">
            <text:p>1373642</text:p>
          </table:table-cell>
          <table:table-cell office:value-type="float" office:value="150" calcext:value-type="float">
            <text:p>150</text:p>
          </table:table-cell>
          <table:table-cell office:value-type="float" office:value="5567" calcext:value-type="float">
            <text:p>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4.rq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.rq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39098" calcext:value-type="float">
            <text:p>139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9.rq</text:p>
          </table:table-cell>
          <table:table-cell office:value-type="float" office:value="195" calcext:value-type="float">
            <text:p>195</text:p>
          </table:table-cell>
          <table:table-cell office:value-type="float" office:value="852" calcext:value-type="float">
            <text:p>852</text:p>
          </table:table-cell>
          <table:table-cell office:value-type="float" office:value="2845809" calcext:value-type="float">
            <text:p>2845809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04071" calcext:value-type="float">
            <text:p>104071</text:p>
          </table:table-cell>
          <table:table-cell office:value-type="float" office:value="152" calcext:value-type="float">
            <text:p>152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1420.rq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61381" calcext:value-type="float">
            <text:p>61381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7.rq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5251" calcext:value-type="float">
            <text:p>15251</text:p>
          </table:table-cell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63318" calcext:value-type="float">
            <text:p>63318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4.rq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72389" calcext:value-type="float">
            <text:p>72389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.rq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1460" calcext:value-type="float">
            <text:p>11460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1659428" calcext:value-type="float">
            <text:p>1659428</text:p>
          </table:table-cell>
          <table:table-cell office:value-type="float" office:value="168" calcext:value-type="float">
            <text:p>168</text:p>
          </table:table-cell>
          <table:table-cell office:value-type="float" office:value="3388" calcext:value-type="float">
            <text:p>3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5.rq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18597" calcext:value-type="float">
            <text:p>218597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Req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query_1006.rq</text:p>
          </table:table-cell>
          <table:table-cell office:value-type="float" office:value="155" calcext:value-type="float">
            <text:p>155</text:p>
          </table:table-cell>
          <table:table-cell office:value-type="float" office:value="578" calcext:value-type="float">
            <text:p>578</text:p>
          </table:table-cell>
          <table:table-cell office:value-type="float" office:value="2254254" calcext:value-type="float">
            <text:p>2254254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TD</text:p>
          </table:table-cell>
          <table:table-cell office:value-type="float" office:value="101818892" calcext:value-type="float">
            <text:p>101818892</text:p>
          </table:table-cell>
        </table:table-row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T</text:p>
          </table:table-cell>
          <table:table-cell office:value-type="float" office:value="39610" calcext:value-type="float">
            <text:p>39610</text:p>
          </table:table-cell>
        </table:table-row>
        <table:table-row table:style-name="ro1">
          <table:table-cell office:value-type="string" calcext:value-type="string">
            <text:p>query_10043.rq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3148" calcext:value-type="float">
            <text:p>43148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ry_10127.rq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4290" calcext:value-type="float">
            <text:p>429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63318" calcext:value-type="float">
            <text:p>63318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0.rq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5614" calcext:value-type="float">
            <text:p>561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3.rq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45346" calcext:value-type="float">
            <text:p>45346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9.rq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276073" calcext:value-type="float">
            <text:p>276073</text:p>
          </table:table-cell>
          <table:table-cell office:value-type="float" office:value="170" calcext:value-type="float">
            <text:p>170</text:p>
          </table:table-cell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1190633" calcext:value-type="float">
            <text:p>1190633</text:p>
          </table:table-cell>
          <table:table-cell office:value-type="float" office:value="146" calcext:value-type="float">
            <text:p>146</text:p>
          </table:table-cell>
          <table:table-cell office:value-type="float" office:value="2690" calcext:value-type="float">
            <text:p>2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0.rq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 office:value-type="float" office:value="834227" calcext:value-type="float">
            <text:p>834227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4.rq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6.rq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5986" calcext:value-type="float">
            <text:p>15986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8.rq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3415" calcext:value-type="float">
            <text:p>34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30425" calcext:value-type="float">
            <text:p>30425</text:p>
          </table:table-cell>
          <table:table-cell office:value-type="float" office:value="260" calcext:value-type="float">
            <text:p>260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6.rq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3.rq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3549" calcext:value-type="float">
            <text:p>13549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5.rq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116" calcext:value-type="float">
            <text:p>5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12753" calcext:value-type="float">
            <text:p>1275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0.rq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67946" calcext:value-type="float">
            <text:p>67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56574" calcext:value-type="float">
            <text:p>56574</text:p>
          </table:table-cell>
          <table:table-cell office:value-type="float" office:value="162" calcext:value-type="float">
            <text:p>162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901066" calcext:value-type="float">
            <text:p>901066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8102" calcext:value-type="float">
            <text:p>8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5.rq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1310664" calcext:value-type="float">
            <text:p>1310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8.rq</text:p>
          </table:table-cell>
          <table:table-cell office:value-type="float" office:value="20" calcext:value-type="float">
            <text:p>20</text:p>
          </table:table-cell>
          <table:table-cell office:value-type="float" office:value="339" calcext:value-type="float">
            <text:p>339</text:p>
          </table:table-cell>
          <table:table-cell office:value-type="float" office:value="304796" calcext:value-type="float">
            <text:p>304796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8.rq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0577" calcext:value-type="float">
            <text:p>10577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9.rq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98631" calcext:value-type="float">
            <text:p>98631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.rq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9214" calcext:value-type="float">
            <text:p>9214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2.rq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office:value-type="float" office:value="445385" calcext:value-type="float">
            <text:p>445385</text:p>
          </table:table-cell>
          <table:table-cell office:value-type="float" office:value="214" calcext:value-type="float">
            <text:p>214</text:p>
          </table:table-cell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3.rq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420867" calcext:value-type="float">
            <text:p>420867</text:p>
          </table:table-cell>
          <table:table-cell office:value-type="float" office:value="150" calcext:value-type="float">
            <text:p>150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5.rq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34" calcext:value-type="float">
            <text:p>34</text:p>
          </table:table-cell>
          <table:table-cell office:value-type="float" office:value="288" calcext:value-type="float">
            <text:p>288</text:p>
          </table:table-cell>
          <table:table-cell office:value-type="float" office:value="668030" calcext:value-type="float">
            <text:p>668030</text:p>
          </table:table-cell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6.rq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58248" calcext:value-type="float">
            <text:p>58248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.rq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123370" calcext:value-type="float">
            <text:p>12337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7.rq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2206" calcext:value-type="float">
            <text:p>12206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.rq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84134" calcext:value-type="float">
            <text:p>184134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5.rq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69316" calcext:value-type="float">
            <text:p>69316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924535" calcext:value-type="float">
            <text:p>924535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5.rq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355" calcext:value-type="float">
            <text:p>1135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673" calcext:value-type="float">
            <text:p>673</text:p>
          </table:table-cell>
          <table:table-cell office:value-type="float" office:value="3014295" calcext:value-type="float">
            <text:p>3014295</text:p>
          </table:table-cell>
          <table:table-cell office:value-type="float" office:value="200" calcext:value-type="float">
            <text:p>200</text:p>
          </table:table-cell>
          <table:table-cell office:value-type="float" office:value="23491" calcext:value-type="float">
            <text:p>23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0.rq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6904" calcext:value-type="float">
            <text:p>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4.rq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87295" calcext:value-type="float">
            <text:p>87295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.rq</text:p>
          </table:table-cell>
          <table:table-cell office:value-type="float" office:value="168" calcext:value-type="float">
            <text:p>168</text:p>
          </table:table-cell>
          <table:table-cell office:value-type="float" office:value="649" calcext:value-type="float">
            <text:p>649</text:p>
          </table:table-cell>
          <table:table-cell office:value-type="float" office:value="2430867" calcext:value-type="float">
            <text:p>2430867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30" calcext:value-type="float">
            <text:p>30</text:p>
          </table:table-cell>
          <table:table-cell office:value-type="float" office:value="384" calcext:value-type="float">
            <text:p>384</text:p>
          </table:table-cell>
          <table:table-cell office:value-type="float" office:value="1301951" calcext:value-type="float">
            <text:p>1301951</text:p>
          </table:table-cell>
          <table:table-cell office:value-type="float" office:value="176" calcext:value-type="float">
            <text:p>176</text:p>
          </table:table-cell>
          <table:table-cell office:value-type="float" office:value="2889" calcext:value-type="float">
            <text:p>2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1.rq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office:value-type="float" office:value="738148" calcext:value-type="float">
            <text:p>738148</text:p>
          </table:table-cell>
          <table:table-cell office:value-type="float" office:value="291" calcext:value-type="float">
            <text:p>291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4.rq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36" calcext:value-type="float">
            <text:p>236</text:p>
          </table:table-cell>
          <table:table-cell office:value-type="float" office:value="9373" calcext:value-type="float">
            <text:p>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524.rq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80854" calcext:value-type="float">
            <text:p>280854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6348.rq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435" calcext:value-type="float">
            <text:p>3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6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7.rq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862" calcext:value-type="float">
            <text:p>486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7.rq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562" calcext:value-type="float">
            <text:p>556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0.rq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505313" calcext:value-type="float">
            <text:p>1505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2.rq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5215" calcext:value-type="float">
            <text:p>5215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3.rq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69316" calcext:value-type="float">
            <text:p>69316</text:p>
          </table:table-cell>
          <table:table-cell office:value-type="float" office:value="162" calcext:value-type="float">
            <text:p>162</text:p>
          </table:table-cell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1.rq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126377" calcext:value-type="float">
            <text:p>126377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5.rq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06250" calcext:value-type="float">
            <text:p>206250</text:p>
          </table:table-cell>
          <table:table-cell office:value-type="float" office:value="164" calcext:value-type="float">
            <text:p>164</text:p>
          </table:table-cell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0.rq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969" calcext:value-type="float">
            <text:p>26969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.rq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904" calcext:value-type="float">
            <text:p>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6.rq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820254" calcext:value-type="float">
            <text:p>820254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1.rq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4070" calcext:value-type="float">
            <text:p>14070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9090" calcext:value-type="float">
            <text:p>9090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9587" calcext:value-type="float">
            <text:p>958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.rq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1.rq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7479" calcext:value-type="float">
            <text:p>27479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880580" calcext:value-type="float">
            <text:p>880580</text:p>
          </table:table-cell>
          <table:table-cell office:value-type="float" office:value="177" calcext:value-type="float">
            <text:p>177</text:p>
          </table:table-cell>
          <table:table-cell office:value-type="float" office:value="15499" calcext:value-type="float">
            <text:p>15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1.rq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5263" calcext:value-type="float">
            <text:p>5263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1.rq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6971" calcext:value-type="float">
            <text:p>46971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.rq</text:p>
          </table:table-cell>
          <table:table-cell office:value-type="float" office:value="141" calcext:value-type="float">
            <text:p>141</text:p>
          </table:table-cell>
          <table:table-cell office:value-type="float" office:value="1032" calcext:value-type="float">
            <text:p>1032</text:p>
          </table:table-cell>
          <table:table-cell office:value-type="float" office:value="3926455" calcext:value-type="float">
            <text:p>3926455</text:p>
          </table:table-cell>
          <table:table-cell office:value-type="float" office:value="159" calcext:value-type="float">
            <text:p>159</text:p>
          </table:table-cell>
          <table:table-cell office:value-type="float" office:value="13875" calcext:value-type="float">
            <text:p>13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4.rq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69316" calcext:value-type="float">
            <text:p>69316</text:p>
          </table:table-cell>
          <table:table-cell office:value-type="float" office:value="184" calcext:value-type="float">
            <text:p>184</text:p>
          </table:table-cell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9.rq</text:p>
          </table:table-cell>
          <table:table-cell office:value-type="float" office:value="93" calcext:value-type="float">
            <text:p>93</text:p>
          </table:table-cell>
          <table:table-cell office:value-type="float" office:value="584" calcext:value-type="float">
            <text:p>584</text:p>
          </table:table-cell>
          <table:table-cell office:value-type="float" office:value="2556221" calcext:value-type="float">
            <text:p>2556221</text:p>
          </table:table-cell>
          <table:table-cell office:value-type="float" office:value="166" calcext:value-type="float">
            <text:p>166</text:p>
          </table:table-cell>
          <table:table-cell office:value-type="float" office:value="9020" calcext:value-type="float">
            <text:p>9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8.rq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1821" calcext:value-type="float">
            <text:p>11821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2.rq</text:p>
          </table:table-cell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776104" calcext:value-type="float">
            <text:p>776104</text:p>
          </table:table-cell>
          <table:table-cell office:value-type="float" office:value="169" calcext:value-type="float">
            <text:p>169</text:p>
          </table:table-cell>
          <table:table-cell office:value-type="float" office:value="2723" calcext:value-type="float">
            <text:p>2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6.rq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61381" calcext:value-type="float">
            <text:p>61381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51" calcext:value-type="float">
            <text:p>51</text:p>
          </table:table-cell>
          <table:table-cell office:value-type="float" office:value="347" calcext:value-type="float">
            <text:p>347</text:p>
          </table:table-cell>
          <table:table-cell office:value-type="float" office:value="950618" calcext:value-type="float">
            <text:p>950618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552.rq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100025" calcext:value-type="float">
            <text:p>100025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47" calcext:value-type="float">
            <text:p>47</text:p>
          </table:table-cell>
          <table:table-cell office:value-type="float" office:value="517" calcext:value-type="float">
            <text:p>517</text:p>
          </table:table-cell>
          <table:table-cell office:value-type="float" office:value="2029251" calcext:value-type="float">
            <text:p>2029251</text:p>
          </table:table-cell>
          <table:table-cell office:value-type="float" office:value="189" calcext:value-type="float">
            <text:p>189</text:p>
          </table:table-cell>
          <table:table-cell office:value-type="float" office:value="4583" calcext:value-type="float">
            <text:p>4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4.rq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351678" calcext:value-type="float">
            <text:p>351678</text:p>
          </table:table-cell>
          <table:table-cell office:value-type="float" office:value="162" calcext:value-type="float">
            <text:p>162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0.rq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4.rq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93" calcext:value-type="float">
            <text:p>17793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3369" calcext:value-type="float">
            <text:p>336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9.rq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975099" calcext:value-type="float">
            <text:p>975099</text:p>
          </table:table-cell>
          <table:table-cell office:value-type="float" office:value="185" calcext:value-type="float">
            <text:p>185</text:p>
          </table:table-cell>
          <table:table-cell office:value-type="float" office:value="4193" calcext:value-type="float">
            <text:p>4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3369" calcext:value-type="float">
            <text:p>3369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9.rq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6290" calcext:value-type="float">
            <text:p>6290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.rq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288942" calcext:value-type="float">
            <text:p>1288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6.rq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8586" calcext:value-type="float">
            <text:p>8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880580" calcext:value-type="float">
            <text:p>880580</text:p>
          </table:table-cell>
          <table:table-cell office:value-type="float" office:value="182" calcext:value-type="float">
            <text:p>182</text:p>
          </table:table-cell>
          <table:table-cell office:value-type="float" office:value="15499" calcext:value-type="float">
            <text:p>15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901382" calcext:value-type="float">
            <text:p>901382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767.rq</text:p>
          </table:table-cell>
          <table:table-cell office:value-type="float" office:value="45" calcext:value-type="float">
            <text:p>45</text:p>
          </table:table-cell>
          <table:table-cell office:value-type="float" office:value="307" calcext:value-type="float">
            <text:p>307</text:p>
          </table:table-cell>
          <table:table-cell office:value-type="float" office:value="738148" calcext:value-type="float">
            <text:p>738148</text:p>
          </table:table-cell>
          <table:table-cell office:value-type="float" office:value="279" calcext:value-type="float">
            <text:p>279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898022" calcext:value-type="float">
            <text:p>898022</text:p>
          </table:table-cell>
          <table:table-cell office:value-type="float" office:value="185" calcext:value-type="float">
            <text:p>185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6.rq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8844" calcext:value-type="float">
            <text:p>38844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6815.rq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60104" calcext:value-type="float">
            <text:p>60104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84" calcext:value-type="float">
            <text:p>84</text:p>
          </table:table-cell>
          <table:table-cell office:value-type="float" office:value="438" calcext:value-type="float">
            <text:p>438</text:p>
          </table:table-cell>
          <table:table-cell office:value-type="float" office:value="1565942" calcext:value-type="float">
            <text:p>1565942</text:p>
          </table:table-cell>
          <table:table-cell office:value-type="float" office:value="180" calcext:value-type="float">
            <text:p>180</text:p>
          </table:table-cell>
          <table:table-cell office:value-type="float" office:value="2389" calcext:value-type="float">
            <text:p>2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42" calcext:value-type="float">
            <text:p>42</text:p>
          </table:table-cell>
          <table:table-cell office:value-type="float" office:value="434" calcext:value-type="float">
            <text:p>434</text:p>
          </table:table-cell>
          <table:table-cell office:value-type="float" office:value="1659428" calcext:value-type="float">
            <text:p>1659428</text:p>
          </table:table-cell>
          <table:table-cell office:value-type="float" office:value="193" calcext:value-type="float">
            <text:p>193</text:p>
          </table:table-cell>
          <table:table-cell office:value-type="float" office:value="3388" calcext:value-type="float">
            <text:p>3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2.rq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11748" calcext:value-type="float">
            <text:p>11174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4.rq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1476" calcext:value-type="float">
            <text:p>1147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9103" calcext:value-type="float">
            <text:p>910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934818" calcext:value-type="float">
            <text:p>934818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380.rq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498619" calcext:value-type="float">
            <text:p>498619</text:p>
          </table:table-cell>
          <table:table-cell office:value-type="float" office:value="166" calcext:value-type="float">
            <text:p>166</text:p>
          </table:table-cell>
          <table:table-cell office:value-type="float" office:value="1737" calcext:value-type="float">
            <text:p>1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1.rq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8798" calcext:value-type="float">
            <text:p>8798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5.rq</text:p>
          </table:table-cell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48" calcext:value-type="float">
            <text:p>248</text:p>
          </table:table-cell>
          <table:table-cell office:value-type="float" office:value="28378" calcext:value-type="float">
            <text:p>28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90.rq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31741" calcext:value-type="float">
            <text:p>31741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13.rq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223" calcext:value-type="float">
            <text:p>322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7.rq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53" calcext:value-type="float">
            <text:p>253</text:p>
          </table:table-cell>
          <table:table-cell office:value-type="float" office:value="28378" calcext:value-type="float">
            <text:p>28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9.rq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975099" calcext:value-type="float">
            <text:p>975099</text:p>
          </table:table-cell>
          <table:table-cell office:value-type="float" office:value="188" calcext:value-type="float">
            <text:p>188</text:p>
          </table:table-cell>
          <table:table-cell office:value-type="float" office:value="12602" calcext:value-type="float">
            <text:p>1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48.rq</text:p>
          </table:table-cell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  <table:table-cell office:value-type="float" office:value="660241" calcext:value-type="float">
            <text:p>660241</text:p>
          </table:table-cell>
          <table:table-cell office:value-type="float" office:value="166" calcext:value-type="float">
            <text:p>166</text:p>
          </table:table-cell>
          <table:table-cell office:value-type="float" office:value="1085" calcext:value-type="float">
            <text:p>1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9.rq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5.rq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40909" calcext:value-type="float">
            <text:p>40909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4.rq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0.rq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97808" calcext:value-type="float">
            <text:p>97808</text:p>
          </table:table-cell>
          <table:table-cell office:value-type="float" office:value="168" calcext:value-type="float">
            <text:p>168</text:p>
          </table:table-cell>
          <table:table-cell office:value-type="float" office:value="261" calcext:value-type="float">
            <text:p>2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68.rq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38631" calcext:value-type="float">
            <text:p>38631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83" calcext:value-type="float">
            <text:p>83</text:p>
          </table:table-cell>
          <table:table-cell office:value-type="float" office:value="420" calcext:value-type="float">
            <text:p>420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182" calcext:value-type="float">
            <text:p>182</text:p>
          </table:table-cell>
          <table:table-cell office:value-type="float" office:value="2360" calcext:value-type="float">
            <text:p>2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40182" calcext:value-type="float">
            <text:p>40182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80.rq</text:p>
          </table:table-cell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  <table:table-cell office:value-type="float" office:value="692749" calcext:value-type="float">
            <text:p>692749</text:p>
          </table:table-cell>
          <table:table-cell office:value-type="float" office:value="171" calcext:value-type="float">
            <text:p>171</text:p>
          </table:table-cell>
          <table:table-cell office:value-type="float" office:value="2097" calcext:value-type="float">
            <text:p>2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058.rq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382470" calcext:value-type="float">
            <text:p>382470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59.rq</text:p>
          </table:table-cell>
          <table:table-cell office:value-type="float" office:value="60" calcext:value-type="float">
            <text:p>60</text:p>
          </table:table-cell>
          <table:table-cell office:value-type="float" office:value="805" calcext:value-type="float">
            <text:p>805</text:p>
          </table:table-cell>
          <table:table-cell office:value-type="float" office:value="3383405" calcext:value-type="float">
            <text:p>3383405</text:p>
          </table:table-cell>
          <table:table-cell office:value-type="float" office:value="167" calcext:value-type="float">
            <text:p>167</text:p>
          </table:table-cell>
          <table:table-cell office:value-type="float" office:value="5600" calcext:value-type="float">
            <text:p>5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35.rq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03416" calcext:value-type="float">
            <text:p>103416</text:p>
          </table:table-cell>
          <table:table-cell office:value-type="float" office:value="171" calcext:value-type="float">
            <text:p>17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06.rq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3224" calcext:value-type="float">
            <text:p>322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6.rq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8631" calcext:value-type="float">
            <text:p>38631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6.rq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512201" calcext:value-type="float">
            <text:p>512201</text:p>
          </table:table-cell>
          <table:table-cell office:value-type="float" office:value="169" calcext:value-type="float">
            <text:p>169</text:p>
          </table:table-cell>
          <table:table-cell office:value-type="float" office:value="1794" calcext:value-type="float">
            <text:p>17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10.rq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576420" calcext:value-type="float">
            <text:p>576420</text:p>
          </table:table-cell>
          <table:table-cell office:value-type="float" office:value="183" calcext:value-type="float">
            <text:p>183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46.rq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13120" calcext:value-type="float">
            <text:p>313120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74.rq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44456" calcext:value-type="float">
            <text:p>44456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float" office:value="92536" calcext:value-type="float">
            <text:p>92536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56574" calcext:value-type="float">
            <text:p>56574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47" calcext:value-type="float">
            <text:p>47</text:p>
          </table:table-cell>
          <table:table-cell office:value-type="float" office:value="417" calcext:value-type="float">
            <text:p>417</text:p>
          </table:table-cell>
          <table:table-cell office:value-type="float" office:value="2029251" calcext:value-type="float">
            <text:p>2029251</text:p>
          </table:table-cell>
          <table:table-cell office:value-type="float" office:value="174" calcext:value-type="float">
            <text:p>174</text:p>
          </table:table-cell>
          <table:table-cell office:value-type="float" office:value="4583" calcext:value-type="float">
            <text:p>4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6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970" calcext:value-type="float">
            <text:p>42970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942762" calcext:value-type="float">
            <text:p>942762</text:p>
          </table:table-cell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08.rq</text:p>
          </table:table-cell>
          <table:table-cell office:value-type="float" office:value="141" calcext:value-type="float">
            <text:p>141</text:p>
          </table:table-cell>
          <table:table-cell office:value-type="float" office:value="874" calcext:value-type="float">
            <text:p>874</text:p>
          </table:table-cell>
          <table:table-cell office:value-type="float" office:value="3926448" calcext:value-type="float">
            <text:p>3926448</text:p>
          </table:table-cell>
          <table:table-cell office:value-type="float" office:value="166" calcext:value-type="float">
            <text:p>166</text:p>
          </table:table-cell>
          <table:table-cell office:value-type="float" office:value="13875" calcext:value-type="float">
            <text:p>13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_10121.rq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291" calcext:value-type="float">
            <text:p>429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</text:p>
          </table:table-cell>
          <table:table-cell table:number-columns-repeated="14"/>
        </table:table-row>
      </table:table>
      <table:table table:name="Typed-WiseKG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query_10017.rq</text:p>
          </table:table-cell>
          <table:table-cell office:value-type="float" office:value="8" calcext:value-type="float">
            <text:p>8</text:p>
          </table:table-cell>
          <table:table-cell office:value-type="float" office:value="673" calcext:value-type="float">
            <text:p>673</text:p>
          </table:table-cell>
          <table:table-cell office:value-type="float" office:value="117983" calcext:value-type="float">
            <text:p>117983</text:p>
          </table:table-cell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office:value-type="float" office:value="1212104" calcext:value-type="float">
            <text:p>1212104</text:p>
          </table:table-cell>
          <table:table-cell office:value-type="float" office:value="290" calcext:value-type="float">
            <text:p>290</text:p>
          </table:table-cell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7.rq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149985" calcext:value-type="float">
            <text:p>149985</text:p>
          </table:table-cell>
          <table:table-cell office:value-type="float" office:value="213" calcext:value-type="float">
            <text:p>213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29" calcext:value-type="float">
            <text:p>29</text:p>
          </table:table-cell>
          <table:table-cell office:value-type="float" office:value="508" calcext:value-type="float">
            <text:p>508</text:p>
          </table:table-cell>
          <table:table-cell office:value-type="float" office:value="1160382" calcext:value-type="float">
            <text:p>1160382</text:p>
          </table:table-cell>
          <table:table-cell office:value-type="float" office:value="231" calcext:value-type="float">
            <text:p>231</text:p>
          </table:table-cell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1.rq</text:p>
          </table:table-cell>
          <table:table-cell office:value-type="float" office:value="57" calcext:value-type="float">
            <text:p>57</text:p>
          </table:table-cell>
          <table:table-cell office:value-type="float" office:value="492" calcext:value-type="float">
            <text:p>492</text:p>
          </table:table-cell>
          <table:table-cell office:value-type="float" office:value="1373642" calcext:value-type="float">
            <text:p>1373642</text:p>
          </table:table-cell>
          <table:table-cell office:value-type="float" office:value="164" calcext:value-type="float">
            <text:p>164</text:p>
          </table:table-cell>
          <table:table-cell office:value-type="float" office:value="5567" calcext:value-type="float">
            <text:p>5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4.rq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.rq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9098" calcext:value-type="float">
            <text:p>139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9.rq</text:p>
          </table:table-cell>
          <table:table-cell office:value-type="float" office:value="195" calcext:value-type="float">
            <text:p>195</text:p>
          </table:table-cell>
          <table:table-cell office:value-type="float" office:value="811" calcext:value-type="float">
            <text:p>811</text:p>
          </table:table-cell>
          <table:table-cell office:value-type="float" office:value="2845809" calcext:value-type="float">
            <text:p>2845809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04071" calcext:value-type="float">
            <text:p>104071</text:p>
          </table:table-cell>
          <table:table-cell office:value-type="float" office:value="145" calcext:value-type="float">
            <text:p>145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420.rq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61381" calcext:value-type="float">
            <text:p>61381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7.rq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251" calcext:value-type="float">
            <text:p>15251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63318" calcext:value-type="float">
            <text:p>63318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4.rq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72389" calcext:value-type="float">
            <text:p>72389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.rq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1460" calcext:value-type="float">
            <text:p>11460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40" calcext:value-type="float">
            <text:p>40</text:p>
          </table:table-cell>
          <table:table-cell office:value-type="float" office:value="464" calcext:value-type="float">
            <text:p>464</text:p>
          </table:table-cell>
          <table:table-cell office:value-type="float" office:value="1624876" calcext:value-type="float">
            <text:p>1624876</text:p>
          </table:table-cell>
          <table:table-cell office:value-type="float" office:value="237" calcext:value-type="float">
            <text:p>237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5.rq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218597" calcext:value-type="float">
            <text:p>218597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.rq</text:p>
          </table:table-cell>
          <table:table-cell office:value-type="float" office:value="155" calcext:value-type="float">
            <text:p>155</text:p>
          </table:table-cell>
          <table:table-cell office:value-type="float" office:value="573" calcext:value-type="float">
            <text:p>573</text:p>
          </table:table-cell>
          <table:table-cell office:value-type="float" office:value="2254254" calcext:value-type="float">
            <text:p>2254254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3.rq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3148" calcext:value-type="float">
            <text:p>43148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7.rq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4290" calcext:value-type="float">
            <text:p>42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63318" calcext:value-type="float">
            <text:p>63318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query_10040.rq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614" calcext:value-type="float">
            <text:p>5614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85728869" calcext:value-type="float">
            <text:p>85728869</text:p>
          </table:table-cell>
        </table:table-row>
        <table:table-row table:style-name="ro1">
          <table:table-cell office:value-type="string" calcext:value-type="string">
            <text:p>query_10143.rq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45346" calcext:value-type="float">
            <text:p>45346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39093" calcext:value-type="float">
            <text:p>39093</text:p>
          </table:table-cell>
        </table:table-row>
        <table:table-row table:style-name="ro1">
          <table:table-cell office:value-type="string" calcext:value-type="string">
            <text:p>query_10119.rq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276073" calcext:value-type="float">
            <text:p>276073</text:p>
          </table:table-cell>
          <table:table-cell office:value-type="float" office:value="170" calcext:value-type="float">
            <text:p>170</text:p>
          </table:table-cell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92757" calcext:value-type="float">
            <text:p>92757</text:p>
          </table:table-cell>
          <table:table-cell office:value-type="float" office:value="146" calcext:value-type="float">
            <text:p>146</text:p>
          </table:table-cell>
          <table:table-cell office:value-type="float" office:value="2722" calcext:value-type="float">
            <text:p>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0.rq</text:p>
          </table:table-cell>
          <table:table-cell office:value-type="float" office:value="53" calcext:value-type="float">
            <text:p>53</text:p>
          </table:table-cell>
          <table:table-cell office:value-type="float" office:value="384" calcext:value-type="float">
            <text:p>384</text:p>
          </table:table-cell>
          <table:table-cell office:value-type="float" office:value="834227" calcext:value-type="float">
            <text:p>834227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4.rq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6.rq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5986" calcext:value-type="float">
            <text:p>15986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8.rq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415" calcext:value-type="float">
            <text:p>34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30425" calcext:value-type="float">
            <text:p>30425</text:p>
          </table:table-cell>
          <table:table-cell office:value-type="float" office:value="307" calcext:value-type="float">
            <text:p>307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6.rq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3.rq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3549" calcext:value-type="float">
            <text:p>13549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5.rq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116" calcext:value-type="float">
            <text:p>5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2753" calcext:value-type="float">
            <text:p>12753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0.rq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67946" calcext:value-type="float">
            <text:p>67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35582" calcext:value-type="float">
            <text:p>35582</text:p>
          </table:table-cell>
          <table:table-cell office:value-type="float" office:value="151" calcext:value-type="float">
            <text:p>15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8851" calcext:value-type="float">
            <text:p>28851</text:p>
          </table:table-cell>
          <table:table-cell office:value-type="float" office:value="196" calcext:value-type="float">
            <text:p>19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8102" calcext:value-type="float">
            <text:p>8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5.rq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310664" calcext:value-type="float">
            <text:p>1310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8.rq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304796" calcext:value-type="float">
            <text:p>304796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8.rq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0577" calcext:value-type="float">
            <text:p>10577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9.rq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98631" calcext:value-type="float">
            <text:p>98631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.rq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9214" calcext:value-type="float">
            <text:p>9214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2.rq</text:p>
          </table:table-cell>
          <table:table-cell office:value-type="float" office:value="27" calcext:value-type="float">
            <text:p>27</text:p>
          </table:table-cell>
          <table:table-cell office:value-type="float" office:value="244" calcext:value-type="float">
            <text:p>244</text:p>
          </table:table-cell>
          <table:table-cell office:value-type="float" office:value="445385" calcext:value-type="float">
            <text:p>445385</text:p>
          </table:table-cell>
          <table:table-cell office:value-type="float" office:value="204" calcext:value-type="float">
            <text:p>204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3.rq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420867" calcext:value-type="float">
            <text:p>420867</text:p>
          </table:table-cell>
          <table:table-cell office:value-type="float" office:value="154" calcext:value-type="float">
            <text:p>154</text:p>
          </table:table-cell>
          <table:table-cell office:value-type="float" office:value="1468" calcext:value-type="float">
            <text:p>1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5.rq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34" calcext:value-type="float">
            <text:p>34</text:p>
          </table:table-cell>
          <table:table-cell office:value-type="float" office:value="291" calcext:value-type="float">
            <text:p>291</text:p>
          </table:table-cell>
          <table:table-cell office:value-type="float" office:value="537470" calcext:value-type="float">
            <text:p>537470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6.rq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58248" calcext:value-type="float">
            <text:p>58248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.rq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123370" calcext:value-type="float">
            <text:p>12337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7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2206" calcext:value-type="float">
            <text:p>12206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.rq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84134" calcext:value-type="float">
            <text:p>184134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5.rq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69316" calcext:value-type="float">
            <text:p>69316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50039" calcext:value-type="float">
            <text:p>50039</text:p>
          </table:table-cell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5.rq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1355" calcext:value-type="float">
            <text:p>11355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00855" calcext:value-type="float">
            <text:p>200855</text:p>
          </table:table-cell>
          <table:table-cell office:value-type="float" office:value="180" calcext:value-type="float">
            <text:p>180</text:p>
          </table:table-cell>
          <table:table-cell office:value-type="float" office:value="23491" calcext:value-type="float">
            <text:p>23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0.rq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904" calcext:value-type="float">
            <text:p>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4.rq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87295" calcext:value-type="float">
            <text:p>87295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.rq</text:p>
          </table:table-cell>
          <table:table-cell office:value-type="float" office:value="168" calcext:value-type="float">
            <text:p>168</text:p>
          </table:table-cell>
          <table:table-cell office:value-type="float" office:value="624" calcext:value-type="float">
            <text:p>624</text:p>
          </table:table-cell>
          <table:table-cell office:value-type="float" office:value="2430867" calcext:value-type="float">
            <text:p>2430867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02997" calcext:value-type="float">
            <text:p>102997</text:p>
          </table:table-cell>
          <table:table-cell office:value-type="float" office:value="155" calcext:value-type="float">
            <text:p>155</text:p>
          </table:table-cell>
          <table:table-cell office:value-type="float" office:value="2918" calcext:value-type="float">
            <text:p>2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1.rq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float" office:value="738148" calcext:value-type="float">
            <text:p>738148</text:p>
          </table:table-cell>
          <table:table-cell office:value-type="float" office:value="289" calcext:value-type="float">
            <text:p>289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4.rq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38" calcext:value-type="float">
            <text:p>238</text:p>
          </table:table-cell>
          <table:table-cell office:value-type="float" office:value="9373" calcext:value-type="float">
            <text:p>9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524.rq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280854" calcext:value-type="float">
            <text:p>280854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6348.rq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435" calcext:value-type="float">
            <text:p>3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6.rq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7.rq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4862" calcext:value-type="float">
            <text:p>486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7.rq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5562" calcext:value-type="float">
            <text:p>5562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0.rq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505313" calcext:value-type="float">
            <text:p>1505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2.rq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5215" calcext:value-type="float">
            <text:p>5215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3.rq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9316" calcext:value-type="float">
            <text:p>69316</text:p>
          </table:table-cell>
          <table:table-cell office:value-type="float" office:value="165" calcext:value-type="float">
            <text:p>16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1.rq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6377" calcext:value-type="float">
            <text:p>126377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5.rq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206250" calcext:value-type="float">
            <text:p>206250</text:p>
          </table:table-cell>
          <table:table-cell office:value-type="float" office:value="168" calcext:value-type="float">
            <text:p>168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0.rq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26969" calcext:value-type="float">
            <text:p>26969</text:p>
          </table:table-cell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.rq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6904" calcext:value-type="float">
            <text:p>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6.rq</text:p>
          </table:table-cell>
          <table:table-cell office:value-type="float" office:value="51" calcext:value-type="float">
            <text:p>51</text:p>
          </table:table-cell>
          <table:table-cell office:value-type="float" office:value="368" calcext:value-type="float">
            <text:p>368</text:p>
          </table:table-cell>
          <table:table-cell office:value-type="float" office:value="820254" calcext:value-type="float">
            <text:p>820254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1.rq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4070" calcext:value-type="float">
            <text:p>14070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9090" calcext:value-type="float">
            <text:p>9090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9587" calcext:value-type="float">
            <text:p>9587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1.rq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7479" calcext:value-type="float">
            <text:p>27479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85956" calcext:value-type="float">
            <text:p>85956</text:p>
          </table:table-cell>
          <table:table-cell office:value-type="float" office:value="164" calcext:value-type="float">
            <text:p>164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1.rq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263" calcext:value-type="float">
            <text:p>526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1.rq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46971" calcext:value-type="float">
            <text:p>46971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.rq</text:p>
          </table:table-cell>
          <table:table-cell office:value-type="float" office:value="141" calcext:value-type="float">
            <text:p>141</text:p>
          </table:table-cell>
          <table:table-cell office:value-type="float" office:value="929" calcext:value-type="float">
            <text:p>929</text:p>
          </table:table-cell>
          <table:table-cell office:value-type="float" office:value="3926455" calcext:value-type="float">
            <text:p>3926455</text:p>
          </table:table-cell>
          <table:table-cell office:value-type="float" office:value="162" calcext:value-type="float">
            <text:p>162</text:p>
          </table:table-cell>
          <table:table-cell office:value-type="float" office:value="13875" calcext:value-type="float">
            <text:p>13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4.rq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69316" calcext:value-type="float">
            <text:p>69316</text:p>
          </table:table-cell>
          <table:table-cell office:value-type="float" office:value="168" calcext:value-type="float">
            <text:p>16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9.rq</text:p>
          </table:table-cell>
          <table:table-cell office:value-type="float" office:value="93" calcext:value-type="float">
            <text:p>93</text:p>
          </table:table-cell>
          <table:table-cell office:value-type="float" office:value="610" calcext:value-type="float">
            <text:p>610</text:p>
          </table:table-cell>
          <table:table-cell office:value-type="float" office:value="2556221" calcext:value-type="float">
            <text:p>2556221</text:p>
          </table:table-cell>
          <table:table-cell office:value-type="float" office:value="164" calcext:value-type="float">
            <text:p>164</text:p>
          </table:table-cell>
          <table:table-cell office:value-type="float" office:value="9020" calcext:value-type="float">
            <text:p>9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8.rq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1821" calcext:value-type="float">
            <text:p>1182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2.rq</text:p>
          </table:table-cell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  <table:table-cell office:value-type="float" office:value="776104" calcext:value-type="float">
            <text:p>776104</text:p>
          </table:table-cell>
          <table:table-cell office:value-type="float" office:value="193" calcext:value-type="float">
            <text:p>193</text:p>
          </table:table-cell>
          <table:table-cell office:value-type="float" office:value="2723" calcext:value-type="float">
            <text:p>2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6.rq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61381" calcext:value-type="float">
            <text:p>6138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824666" calcext:value-type="float">
            <text:p>824666</text:p>
          </table:table-cell>
          <table:table-cell office:value-type="float" office:value="344" calcext:value-type="float">
            <text:p>3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552.rq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00025" calcext:value-type="float">
            <text:p>100025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155739" calcext:value-type="float">
            <text:p>155739</text:p>
          </table:table-cell>
          <table:table-cell office:value-type="float" office:value="201" calcext:value-type="float">
            <text:p>201</text:p>
          </table:table-cell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4.rq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float" office:value="351678" calcext:value-type="float">
            <text:p>351678</text:p>
          </table:table-cell>
          <table:table-cell office:value-type="float" office:value="189" calcext:value-type="float">
            <text:p>189</text:p>
          </table:table-cell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0.rq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4.rq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7793" calcext:value-type="float">
            <text:p>17793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3369" calcext:value-type="float">
            <text:p>336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9.rq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975099" calcext:value-type="float">
            <text:p>975099</text:p>
          </table:table-cell>
          <table:table-cell office:value-type="float" office:value="183" calcext:value-type="float">
            <text:p>183</text:p>
          </table:table-cell>
          <table:table-cell office:value-type="float" office:value="4193" calcext:value-type="float">
            <text:p>4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369" calcext:value-type="float">
            <text:p>336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9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6290" calcext:value-type="float">
            <text:p>629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.rq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88942" calcext:value-type="float">
            <text:p>1288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6.rq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5645" calcext:value-type="float">
            <text:p>5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8586" calcext:value-type="float">
            <text:p>8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85956" calcext:value-type="float">
            <text:p>85956</text:p>
          </table:table-cell>
          <table:table-cell office:value-type="float" office:value="173" calcext:value-type="float">
            <text:p>173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9376" calcext:value-type="float">
            <text:p>29376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767.rq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float" office:value="738148" calcext:value-type="float">
            <text:p>738148</text:p>
          </table:table-cell>
          <table:table-cell office:value-type="float" office:value="276" calcext:value-type="float">
            <text:p>276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6252" calcext:value-type="float">
            <text:p>26252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6.rq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38844" calcext:value-type="float">
            <text:p>38844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6815.rq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60104" calcext:value-type="float">
            <text:p>60104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84" calcext:value-type="float">
            <text:p>84</text:p>
          </table:table-cell>
          <table:table-cell office:value-type="float" office:value="427" calcext:value-type="float">
            <text:p>427</text:p>
          </table:table-cell>
          <table:table-cell office:value-type="float" office:value="1565942" calcext:value-type="float">
            <text:p>1565942</text:p>
          </table:table-cell>
          <table:table-cell office:value-type="float" office:value="179" calcext:value-type="float">
            <text:p>179</text:p>
          </table:table-cell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40" calcext:value-type="float">
            <text:p>40</text:p>
          </table:table-cell>
          <table:table-cell office:value-type="float" office:value="471" calcext:value-type="float">
            <text:p>471</text:p>
          </table:table-cell>
          <table:table-cell office:value-type="float" office:value="1624876" calcext:value-type="float">
            <text:p>1624876</text:p>
          </table:table-cell>
          <table:table-cell office:value-type="float" office:value="197" calcext:value-type="float">
            <text:p>197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2.rq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11748" calcext:value-type="float">
            <text:p>111748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4.rq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1476" calcext:value-type="float">
            <text:p>1147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9103" calcext:value-type="float">
            <text:p>9103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60322" calcext:value-type="float">
            <text:p>60322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380.rq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498619" calcext:value-type="float">
            <text:p>498619</text:p>
          </table:table-cell>
          <table:table-cell office:value-type="float" office:value="169" calcext:value-type="float">
            <text:p>169</text:p>
          </table:table-cell>
          <table:table-cell office:value-type="float" office:value="1737" calcext:value-type="float">
            <text:p>1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1.rq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8798" calcext:value-type="float">
            <text:p>8798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5.rq</text:p>
          </table:table-cell>
          <table:table-cell office:value-type="float" office:value="2" calcext:value-type="float">
            <text:p>2</text:p>
          </table:table-cell>
          <table:table-cell office:value-type="float" office:value="1149" calcext:value-type="float">
            <text:p>1149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49" calcext:value-type="float">
            <text:p>249</text:p>
          </table:table-cell>
          <table:table-cell office:value-type="float" office:value="28378" calcext:value-type="float">
            <text:p>2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90.rq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31741" calcext:value-type="float">
            <text:p>31741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13.rq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3223" calcext:value-type="float">
            <text:p>322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7.rq</text:p>
          </table:table-cell>
          <table:table-cell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office:value-type="float" office:value="6756230" calcext:value-type="float">
            <text:p>6756230</text:p>
          </table:table-cell>
          <table:table-cell office:value-type="float" office:value="245" calcext:value-type="float">
            <text:p>245</text:p>
          </table:table-cell>
          <table:table-cell office:value-type="float" office:value="28378" calcext:value-type="float">
            <text:p>2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9.rq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975099" calcext:value-type="float">
            <text:p>975099</text:p>
          </table:table-cell>
          <table:table-cell office:value-type="float" office:value="183" calcext:value-type="float">
            <text:p>183</text:p>
          </table:table-cell>
          <table:table-cell office:value-type="float" office:value="12602" calcext:value-type="float">
            <text:p>12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48.rq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660241" calcext:value-type="float">
            <text:p>660241</text:p>
          </table:table-cell>
          <table:table-cell office:value-type="float" office:value="162" calcext:value-type="float">
            <text:p>162</text:p>
          </table:table-cell>
          <table:table-cell office:value-type="float" office:value="1085" calcext:value-type="float">
            <text:p>1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9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5.rq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40909" calcext:value-type="float">
            <text:p>40909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4.rq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591025" calcext:value-type="float">
            <text:p>1591025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0.rq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97808" calcext:value-type="float">
            <text:p>97808</text:p>
          </table:table-cell>
          <table:table-cell office:value-type="float" office:value="167" calcext:value-type="float">
            <text:p>167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68.rq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8631" calcext:value-type="float">
            <text:p>38631</text:p>
          </table:table-cell>
          <table:table-cell office:value-type="float" office:value="179" calcext:value-type="float">
            <text:p>179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83" calcext:value-type="float">
            <text:p>83</text:p>
          </table:table-cell>
          <table:table-cell office:value-type="float" office:value="466" calcext:value-type="float">
            <text:p>466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186" calcext:value-type="float">
            <text:p>186</text:p>
          </table:table-cell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40182" calcext:value-type="float">
            <text:p>40182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0.rq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float" office:value="692749" calcext:value-type="float">
            <text:p>692749</text:p>
          </table:table-cell>
          <table:table-cell office:value-type="float" office:value="171" calcext:value-type="float">
            <text:p>171</text:p>
          </table:table-cell>
          <table:table-cell office:value-type="float" office:value="2097" calcext:value-type="float">
            <text:p>2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058.rq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382470" calcext:value-type="float">
            <text:p>382470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9.rq</text:p>
          </table:table-cell>
          <table:table-cell office:value-type="float" office:value="60" calcext:value-type="float">
            <text:p>60</text:p>
          </table:table-cell>
          <table:table-cell office:value-type="float" office:value="787" calcext:value-type="float">
            <text:p>787</text:p>
          </table:table-cell>
          <table:table-cell office:value-type="float" office:value="3383405" calcext:value-type="float">
            <text:p>3383405</text:p>
          </table:table-cell>
          <table:table-cell office:value-type="float" office:value="170" calcext:value-type="float">
            <text:p>170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5.rq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3416" calcext:value-type="float">
            <text:p>103416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6.rq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3224" calcext:value-type="float">
            <text:p>322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6.rq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38631" calcext:value-type="float">
            <text:p>38631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6.rq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512201" calcext:value-type="float">
            <text:p>512201</text:p>
          </table:table-cell>
          <table:table-cell office:value-type="float" office:value="171" calcext:value-type="float">
            <text:p>171</text:p>
          </table:table-cell>
          <table:table-cell office:value-type="float" office:value="1794" calcext:value-type="float">
            <text:p>1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0.rq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576420" calcext:value-type="float">
            <text:p>576420</text:p>
          </table:table-cell>
          <table:table-cell office:value-type="float" office:value="191" calcext:value-type="float">
            <text:p>191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6.rq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313120" calcext:value-type="float">
            <text:p>313120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4.rq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44456" calcext:value-type="float">
            <text:p>44456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92536" calcext:value-type="float">
            <text:p>92536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8686" calcext:value-type="float">
            <text:p>18686</text:p>
          </table:table-cell>
          <table:table-cell office:value-type="float" office:value="164" calcext:value-type="float">
            <text:p>164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155739" calcext:value-type="float">
            <text:p>155739</text:p>
          </table:table-cell>
          <table:table-cell office:value-type="float" office:value="172" calcext:value-type="float">
            <text:p>172</text:p>
          </table:table-cell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.rq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2970" calcext:value-type="float">
            <text:p>42970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70352" calcext:value-type="float">
            <text:p>70352</text:p>
          </table:table-cell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8.rq</text:p>
          </table:table-cell>
          <table:table-cell office:value-type="float" office:value="141" calcext:value-type="float">
            <text:p>141</text:p>
          </table:table-cell>
          <table:table-cell office:value-type="float" office:value="847" calcext:value-type="float">
            <text:p>847</text:p>
          </table:table-cell>
          <table:table-cell office:value-type="float" office:value="3926448" calcext:value-type="float">
            <text:p>3926448</text:p>
          </table:table-cell>
          <table:table-cell office:value-type="float" office:value="165" calcext:value-type="float">
            <text:p>165</text:p>
          </table:table-cell>
          <table:table-cell office:value-type="float" office:value="13875" calcext:value-type="float">
            <text:p>13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1.rq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4291" calcext:value-type="float">
            <text:p>42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Wise-Template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3.txt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21392" calcext:value-type="float">
            <text:p>21392</text:p>
          </table:table-cell>
          <table:table-cell office:value-type="float" office:value="586" calcext:value-type="float">
            <text:p>586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9729" calcext:value-type="float">
            <text:p>19729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7163" calcext:value-type="float">
            <text:p>57163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4.txt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21392" calcext:value-type="float">
            <text:p>21392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0266" calcext:value-type="float">
            <text:p>10266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6850" calcext:value-type="float">
            <text:p>166850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.txt</text:p>
          </table:table-cell>
          <table:table-cell office:value-type="float" office:value="96" calcext:value-type="float">
            <text:p>96</text:p>
          </table:table-cell>
          <table:table-cell office:value-type="float" office:value="628" calcext:value-type="float">
            <text:p>628</text:p>
          </table:table-cell>
          <table:table-cell office:value-type="float" office:value="1034138" calcext:value-type="float">
            <text:p>1034138</text:p>
          </table:table-cell>
          <table:table-cell office:value-type="float" office:value="599" calcext:value-type="float">
            <text:p>59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q</text:p>
          </table:table-cell>
          <table:table-cell office:value-type="float" office:value="51149" calcext:value-type="float">
            <text:p>51149</text:p>
          </table:table-cell>
        </table:table-row>
        <table:table-row table:style-name="ro1"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float" office:value="687452635" calcext:value-type="float">
            <text:p>68745263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T</text:p>
          </table:table-cell>
          <table:table-cell office:value-type="float" office:value="326297" calcext:value-type="float">
            <text:p>326297</text:p>
          </table:table-cell>
        </table:table-row>
        <table:table-row table:style-name="ro1">
          <table:table-cell office:value-type="string" calcext:value-type="string">
            <text:p>F4.txt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31937" calcext:value-type="float">
            <text:p>31937</text:p>
          </table:table-cell>
          <table:table-cell office:value-type="float" office:value="148" calcext:value-type="float">
            <text:p>148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.txt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54251" calcext:value-type="float">
            <text:p>54251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2.txt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8308" calcext:value-type="float">
            <text:p>18308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6151" calcext:value-type="float">
            <text:p>36151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5.txt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22247" calcext:value-type="float">
            <text:p>22247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.txt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142400" calcext:value-type="float">
            <text:p>142400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.txt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45075" calcext:value-type="float">
            <text:p>45075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8897" calcext:value-type="float">
            <text:p>18897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.txt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56599" calcext:value-type="float">
            <text:p>156599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txt</text:p>
          </table:table-cell>
          <table:table-cell office:value-type="float" office:value="2" calcext:value-type="float">
            <text:p>2</text:p>
          </table:table-cell>
          <table:table-cell office:value-type="float" office:value="19792" calcext:value-type="float">
            <text:p>19792</text:p>
          </table:table-cell>
          <table:table-cell office:value-type="float" office:value="812507" calcext:value-type="float">
            <text:p>812507</text:p>
          </table:table-cell>
          <table:table-cell office:value-type="float" office:value="199" calcext:value-type="float">
            <text:p>199</text:p>
          </table:table-cell>
          <table:table-cell office:value-type="float" office:value="434142" calcext:value-type="float">
            <text:p>434142</text:p>
          </table:table-cell>
          <table:table-cell table:number-columns-repeated="6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2.txt</text:p>
          </table:table-cell>
          <table:table-cell office:value-type="float" office:value="50970" calcext:value-type="float">
            <text:p>50970</text:p>
          </table:table-cell>
          <table:table-cell office:value-type="float" office:value="300026" calcext:value-type="float">
            <text:p>300026</text:p>
          </table:table-cell>
          <table:table-cell office:value-type="float" office:value="684720502" calcext:value-type="float">
            <text:p>684720502</text:p>
          </table:table-cell>
          <table:table-cell office:value-type="float" office:value="552" calcext:value-type="float">
            <text:p>552</text:p>
          </table:table-cell>
          <table:table-cell office:value-type="float" office:value="50872" calcext:value-type="float">
            <text:p>50872</text:p>
          </table:table-cell>
          <table:table-cell table:number-columns-repeated="2"/>
        </table:table-row>
      </table:table>
      <table:table table:name="Typed-Wise-Template" table:style-name="ta1"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L3.txt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21392" calcext:value-type="float">
            <text:p>21392</text:p>
          </table:table-cell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9729" calcext:value-type="float">
            <text:p>19729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7163" calcext:value-type="float">
            <text:p>5716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4.txt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1392" calcext:value-type="float">
            <text:p>21392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0266" calcext:value-type="float">
            <text:p>10266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50707" calcext:value-type="float">
            <text:p>50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office:value-type="float" office:value="166850" calcext:value-type="float">
            <text:p>16685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681510829" calcext:value-type="float">
            <text:p>681510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.txt</text:p>
          </table:table-cell>
          <table:table-cell office:value-type="float" office:value="96" calcext:value-type="float">
            <text:p>96</text:p>
          </table:table-cell>
          <table:table-cell office:value-type="float" office:value="544" calcext:value-type="float">
            <text:p>544</text:p>
          </table:table-cell>
          <table:table-cell office:value-type="float" office:value="1034138" calcext:value-type="float">
            <text:p>1034138</text:p>
          </table:table-cell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323704" calcext:value-type="float">
            <text:p>323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4.txt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31937" calcext:value-type="float">
            <text:p>31937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3.txt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4251" calcext:value-type="float">
            <text:p>54251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2.txt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8308" calcext:value-type="float">
            <text:p>18308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6151" calcext:value-type="float">
            <text:p>3615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5.txt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2247" calcext:value-type="float">
            <text:p>22247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.txt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42400" calcext:value-type="float">
            <text:p>142400</text:p>
          </table:table-cell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1.txt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45075" calcext:value-type="float">
            <text:p>45075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18897" calcext:value-type="float">
            <text:p>18897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1.txt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6599" calcext:value-type="float">
            <text:p>156599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3.txt</text:p>
          </table:table-cell>
          <table:table-cell office:value-type="float" office:value="2" calcext:value-type="float">
            <text:p>2</text:p>
          </table:table-cell>
          <table:table-cell office:value-type="float" office:value="19792" calcext:value-type="float">
            <text:p>19792</text:p>
          </table:table-cell>
          <table:table-cell office:value-type="float" office:value="812507" calcext:value-type="float">
            <text:p>812507</text:p>
          </table:table-cell>
          <table:table-cell office:value-type="float" office:value="216" calcext:value-type="float">
            <text:p>216</text:p>
          </table:table-cell>
          <table:table-cell office:value-type="float" office:value="434144" calcext:value-type="float">
            <text:p>434144</text:p>
          </table:table-cell>
          <table:table-cell table:number-columns-repeated="16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C2.txt</text:p>
          </table:table-cell>
          <table:table-cell office:value-type="float" office:value="50528" calcext:value-type="float">
            <text:p>50528</text:p>
          </table:table-cell>
          <table:table-cell office:value-type="float" office:value="300024" calcext:value-type="float">
            <text:p>300024</text:p>
          </table:table-cell>
          <table:table-cell office:value-type="float" office:value="678778696" calcext:value-type="float">
            <text:p>678778696</text:p>
          </table:table-cell>
          <table:table-cell office:value-type="float" office:value="415" calcext:value-type="float">
            <text:p>415</text:p>
          </table:table-cell>
          <table:table-cell office:value-type="float" office:value="50430" calcext:value-type="float">
            <text:p>50430</text:p>
          </table:table-cell>
        </table:table-row>
      </table:table>
      <table:table table:name="WiseKG-Watdiv-stf-bounded" table:style-name="ta1">
        <table:table-column table:style-name="co2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ery_10099.rq</text:p>
          </table:table-cell>
          <table:table-cell office:value-type="float" office:value="32" calcext:value-type="float">
            <text:p>32</text:p>
          </table:table-cell>
          <table:table-cell office:value-type="float" office:value="3686" calcext:value-type="float">
            <text:p>3686</text:p>
          </table:table-cell>
          <table:table-cell office:value-type="float" office:value="1222018" calcext:value-type="float">
            <text:p>1222018</text:p>
          </table:table-cell>
          <table:table-cell office:value-type="float" office:value="2863" calcext:value-type="float">
            <text:p>2863</text:p>
          </table:table-cell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1172060" calcext:value-type="float">
            <text:p>1172060</text:p>
          </table:table-cell>
          <table:table-cell office:value-type="float" office:value="388" calcext:value-type="float">
            <text:p>388</text:p>
          </table:table-cell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float" office:value="104071" calcext:value-type="float">
            <text:p>104071</text:p>
          </table:table-cell>
          <table:table-cell office:value-type="float" office:value="929" calcext:value-type="float">
            <text:p>929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7" calcext:value-type="float">
            <text:p>7</text:p>
          </table:table-cell>
          <table:table-cell office:value-type="float" office:value="924" calcext:value-type="float">
            <text:p>924</text:p>
          </table:table-cell>
          <table:table-cell office:value-type="float" office:value="63318" calcext:value-type="float">
            <text:p>63318</text:p>
          </table:table-cell>
          <table:table-cell office:value-type="float" office:value="922" calcext:value-type="float">
            <text:p>92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42" calcext:value-type="float">
            <text:p>42</text:p>
          </table:table-cell>
          <table:table-cell office:value-type="float" office:value="843" calcext:value-type="float">
            <text:p>843</text:p>
          </table:table-cell>
          <table:table-cell office:value-type="float" office:value="1659428" calcext:value-type="float">
            <text:p>1659428</text:p>
          </table:table-cell>
          <table:table-cell office:value-type="float" office:value="283" calcext:value-type="float">
            <text:p>283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63318" calcext:value-type="float">
            <text:p>63318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8" calcext:value-type="float">
            <text:p>28</text:p>
          </table:table-cell>
          <table:table-cell office:value-type="float" office:value="720" calcext:value-type="float">
            <text:p>720</text:p>
          </table:table-cell>
          <table:table-cell office:value-type="float" office:value="1190633" calcext:value-type="float">
            <text:p>1190633</text:p>
          </table:table-cell>
          <table:table-cell office:value-type="float" office:value="254" calcext:value-type="float">
            <text:p>254</text:p>
          </table:table-cell>
          <table:table-cell office:value-type="float" office:value="2690" calcext:value-type="float">
            <text:p>2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30425" calcext:value-type="float">
            <text:p>30425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56574" calcext:value-type="float">
            <text:p>56574</text:p>
          </table:table-cell>
          <table:table-cell office:value-type="float" office:value="239" calcext:value-type="float">
            <text:p>239</text:p>
          </table:table-cell>
          <table:table-cell office:value-type="float" office:value="658" calcext:value-type="float">
            <text:p>658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828" calcext:value-type="float">
            <text:p>828</text:p>
          </table:table-cell>
          <table:table-cell office:value-type="float" office:value="3014295" calcext:value-type="float">
            <text:p>3014295</text:p>
          </table:table-cell>
          <table:table-cell office:value-type="float" office:value="287" calcext:value-type="float">
            <text:p>287</text:p>
          </table:table-cell>
          <table:table-cell office:value-type="float" office:value="23491" calcext:value-type="float">
            <text:p>23491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22545701" calcext:value-type="float">
            <text:p>22545701</text:p>
          </table:table-cell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30" calcext:value-type="float">
            <text:p>30</text:p>
          </table:table-cell>
          <table:table-cell office:value-type="float" office:value="776" calcext:value-type="float">
            <text:p>776</text:p>
          </table:table-cell>
          <table:table-cell office:value-type="float" office:value="1301951" calcext:value-type="float">
            <text:p>1301951</text:p>
          </table:table-cell>
          <table:table-cell office:value-type="float" office:value="316" calcext:value-type="float">
            <text:p>316</text:p>
          </table:table-cell>
          <table:table-cell office:value-type="float" office:value="2889" calcext:value-type="float">
            <text:p>2889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office:value-type="float" office:value="880580" calcext:value-type="float">
            <text:p>880580</text:p>
          </table:table-cell>
          <table:table-cell office:value-type="float" office:value="343" calcext:value-type="float">
            <text:p>343</text:p>
          </table:table-cell>
          <table:table-cell office:value-type="float" office:value="15499" calcext:value-type="float">
            <text:p>15499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47" calcext:value-type="float">
            <text:p>47</text:p>
          </table:table-cell>
          <table:table-cell office:value-type="float" office:value="773" calcext:value-type="float">
            <text:p>773</text:p>
          </table:table-cell>
          <table:table-cell office:value-type="float" office:value="2029251" calcext:value-type="float">
            <text:p>2029251</text:p>
          </table:table-cell>
          <table:table-cell office:value-type="float" office:value="263" calcext:value-type="float">
            <text:p>263</text:p>
          </table:table-cell>
          <table:table-cell office:value-type="float" office:value="4583" calcext:value-type="float">
            <text:p>4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880580" calcext:value-type="float">
            <text:p>880580</text:p>
          </table:table-cell>
          <table:table-cell office:value-type="float" office:value="276" calcext:value-type="float">
            <text:p>276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84" calcext:value-type="float">
            <text:p>84</text:p>
          </table:table-cell>
          <table:table-cell office:value-type="float" office:value="954" calcext:value-type="float">
            <text:p>954</text:p>
          </table:table-cell>
          <table:table-cell office:value-type="float" office:value="1565942" calcext:value-type="float">
            <text:p>1565942</text:p>
          </table:table-cell>
          <table:table-cell office:value-type="float" office:value="305" calcext:value-type="float">
            <text:p>305</text:p>
          </table:table-cell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42" calcext:value-type="float">
            <text:p>42</text:p>
          </table:table-cell>
          <table:table-cell office:value-type="float" office:value="864" calcext:value-type="float">
            <text:p>864</text:p>
          </table:table-cell>
          <table:table-cell office:value-type="float" office:value="1659428" calcext:value-type="float">
            <text:p>1659428</text:p>
          </table:table-cell>
          <table:table-cell office:value-type="float" office:value="331" calcext:value-type="float">
            <text:p>331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934818" calcext:value-type="float">
            <text:p>934818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83" calcext:value-type="float">
            <text:p>83</text:p>
          </table:table-cell>
          <table:table-cell office:value-type="float" office:value="805" calcext:value-type="float">
            <text:p>805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305" calcext:value-type="float">
            <text:p>305</text:p>
          </table:table-cell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40182" calcext:value-type="float">
            <text:p>40182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office:value-type="float" office:value="92536" calcext:value-type="float">
            <text:p>92536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56574" calcext:value-type="float">
            <text:p>56574</text:p>
          </table:table-cell>
          <table:table-cell office:value-type="float" office:value="262" calcext:value-type="float">
            <text:p>262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47" calcext:value-type="float">
            <text:p>47</text:p>
          </table:table-cell>
          <table:table-cell office:value-type="float" office:value="682" calcext:value-type="float">
            <text:p>682</text:p>
          </table:table-cell>
          <table:table-cell office:value-type="float" office:value="2029251" calcext:value-type="float">
            <text:p>2029251</text:p>
          </table:table-cell>
          <table:table-cell office:value-type="float" office:value="247" calcext:value-type="float">
            <text:p>247</text:p>
          </table:table-cell>
          <table:table-cell office:value-type="float" office:value="4583" calcext:value-type="float">
            <text:p>4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942762" calcext:value-type="float">
            <text:p>942762</text:p>
          </table:table-cell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</table:table>
      <table:table table:name="Typed-WiseKG-Watdiv-stf-bounded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query_10099.rq</text:p>
          </table:table-cell>
          <table:table-cell office:value-type="float" office:value="30" calcext:value-type="float">
            <text:p>30</text:p>
          </table:table-cell>
          <table:table-cell office:value-type="float" office:value="1954" calcext:value-type="float">
            <text:p>1954</text:p>
          </table:table-cell>
          <table:table-cell office:value-type="float" office:value="1212104" calcext:value-type="float">
            <text:p>1212104</text:p>
          </table:table-cell>
          <table:table-cell office:value-type="float" office:value="1365" calcext:value-type="float">
            <text:p>1365</text:p>
          </table:table-cell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03.rq</text:p>
          </table:table-cell>
          <table:table-cell office:value-type="float" office:value="29" calcext:value-type="float">
            <text:p>29</text:p>
          </table:table-cell>
          <table:table-cell office:value-type="float" office:value="822" calcext:value-type="float">
            <text:p>822</text:p>
          </table:table-cell>
          <table:table-cell office:value-type="float" office:value="1160382" calcext:value-type="float">
            <text:p>1160382</text:p>
          </table:table-cell>
          <table:table-cell office:value-type="float" office:value="367" calcext:value-type="float">
            <text:p>367</text:p>
          </table:table-cell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37.rq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104071" calcext:value-type="float">
            <text:p>104071</text:p>
          </table:table-cell>
          <table:table-cell office:value-type="float" office:value="226" calcext:value-type="float">
            <text:p>226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6.rq</text:p>
          </table:table-cell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float" office:value="63318" calcext:value-type="float">
            <text:p>63318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58.rq</text:p>
          </table:table-cell>
          <table:table-cell office:value-type="float" office:value="40" calcext:value-type="float">
            <text:p>40</text:p>
          </table:table-cell>
          <table:table-cell office:value-type="float" office:value="862" calcext:value-type="float">
            <text:p>862</text:p>
          </table:table-cell>
          <table:table-cell office:value-type="float" office:value="1624876" calcext:value-type="float">
            <text:p>1624876</text:p>
          </table:table-cell>
          <table:table-cell office:value-type="float" office:value="305" calcext:value-type="float">
            <text:p>305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89.rq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63318" calcext:value-type="float">
            <text:p>63318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7278.rq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92757" calcext:value-type="float">
            <text:p>92757</text:p>
          </table:table-cell>
          <table:table-cell office:value-type="float" office:value="198" calcext:value-type="float">
            <text:p>198</text:p>
          </table:table-cell>
          <table:table-cell office:value-type="float" office:value="2722" calcext:value-type="float">
            <text:p>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2.rq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0425" calcext:value-type="float">
            <text:p>30425</text:p>
          </table:table-cell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02.rq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35582" calcext:value-type="float">
            <text:p>35582</text:p>
          </table:table-cell>
          <table:table-cell office:value-type="float" office:value="238" calcext:value-type="float">
            <text:p>23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598.rq</text:p>
          </table:table-cell>
          <table:table-cell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200855" calcext:value-type="float">
            <text:p>200855</text:p>
          </table:table-cell>
          <table:table-cell office:value-type="float" office:value="233" calcext:value-type="float">
            <text:p>233</text:p>
          </table:table-cell>
          <table:table-cell office:value-type="float" office:value="23491" calcext:value-type="float">
            <text:p>23491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query_10098.rq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02997" calcext:value-type="float">
            <text:p>102997</text:p>
          </table:table-cell>
          <table:table-cell office:value-type="float" office:value="241" calcext:value-type="float">
            <text:p>241</text:p>
          </table:table-cell>
          <table:table-cell office:value-type="float" office:value="2918" calcext:value-type="float">
            <text:p>2918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10202677" calcext:value-type="float">
            <text:p>10202677</text:p>
          </table:table-cell>
        </table:table-row>
        <table:table-row table:style-name="ro1">
          <table:table-cell office:value-type="string" calcext:value-type="string">
            <text:p>query_10120.rq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85956" calcext:value-type="float">
            <text:p>85956</text:p>
          </table:table-cell>
          <table:table-cell office:value-type="float" office:value="283" calcext:value-type="float">
            <text:p>283</text:p>
          </table:table-cell>
          <table:table-cell office:value-type="float" office:value="15499" calcext:value-type="float">
            <text:p>15499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query_10033.rq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office:value-type="float" office:value="155739" calcext:value-type="float">
            <text:p>155739</text:p>
          </table:table-cell>
          <table:table-cell office:value-type="float" office:value="241" calcext:value-type="float">
            <text:p>241</text:p>
          </table:table-cell>
          <table:table-cell office:value-type="float" office:value="4656" calcext:value-type="float">
            <text:p>4656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10148.rq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85956" calcext:value-type="float">
            <text:p>85956</text:p>
          </table:table-cell>
          <table:table-cell office:value-type="float" office:value="240" calcext:value-type="float">
            <text:p>240</text:p>
          </table:table-cell>
          <table:table-cell office:value-type="float" office:value="15499" calcext:value-type="float">
            <text:p>1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60.rq</text:p>
          </table:table-cell>
          <table:table-cell office:value-type="float" office:value="84" calcext:value-type="float">
            <text:p>84</text:p>
          </table:table-cell>
          <table:table-cell office:value-type="float" office:value="993" calcext:value-type="float">
            <text:p>993</text:p>
          </table:table-cell>
          <table:table-cell office:value-type="float" office:value="1565942" calcext:value-type="float">
            <text:p>1565942</text:p>
          </table:table-cell>
          <table:table-cell office:value-type="float" office:value="293" calcext:value-type="float">
            <text:p>293</text:p>
          </table:table-cell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2.rq</text:p>
          </table:table-cell>
          <table:table-cell office:value-type="float" office:value="40" calcext:value-type="float">
            <text:p>40</text:p>
          </table:table-cell>
          <table:table-cell office:value-type="float" office:value="715" calcext:value-type="float">
            <text:p>715</text:p>
          </table:table-cell>
          <table:table-cell office:value-type="float" office:value="1624876" calcext:value-type="float">
            <text:p>1624876</text:p>
          </table:table-cell>
          <table:table-cell office:value-type="float" office:value="261" calcext:value-type="float">
            <text:p>261</text:p>
          </table:table-cell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5.rq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float" office:value="60322" calcext:value-type="float">
            <text:p>60322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2.rq</text:p>
          </table:table-cell>
          <table:table-cell office:value-type="float" office:value="83" calcext:value-type="float">
            <text:p>83</text:p>
          </table:table-cell>
          <table:table-cell office:value-type="float" office:value="932" calcext:value-type="float">
            <text:p>932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295" calcext:value-type="float">
            <text:p>295</text:p>
          </table:table-cell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1.rq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40182" calcext:value-type="float">
            <text:p>40182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7.rq</text:p>
          </table:table-cell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92536" calcext:value-type="float">
            <text:p>92536</text:p>
          </table:table-cell>
          <table:table-cell office:value-type="float" office:value="346" calcext:value-type="float">
            <text:p>34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53.rq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18686" calcext:value-type="float">
            <text:p>18686</text:p>
          </table:table-cell>
          <table:table-cell office:value-type="float" office:value="247" calcext:value-type="float">
            <text:p>247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324.rq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55739" calcext:value-type="float">
            <text:p>155739</text:p>
          </table:table-cell>
          <table:table-cell office:value-type="float" office:value="219" calcext:value-type="float">
            <text:p>219</text:p>
          </table:table-cell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1.rq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70352" calcext:value-type="float">
            <text:p>70352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</table:table>
      <table:table table:name="WiseKG-Watdiv-stf-unbounded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415" calcext:value-type="float">
            <text:p>3415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2753" calcext:value-type="float">
            <text:p>12753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8102" calcext:value-type="float">
            <text:p>8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9090" calcext:value-type="float">
            <text:p>9090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587" calcext:value-type="float">
            <text:p>9587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3369" calcext:value-type="float">
            <text:p>3369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3369" calcext:value-type="float">
            <text:p>336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9009321" calcext:value-type="float">
            <text:p>9009321</text:p>
          </table:table-cell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8586" calcext:value-type="float">
            <text:p>8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9103" calcext:value-type="float">
            <text:p>910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</table:table>
      <table:table table:name="Typed-WiseKG-Watdiv-stf-unbounded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query_10163.rq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8090" calcext:value-type="float">
            <text:p>8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77.rq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3415" calcext:value-type="float">
            <text:p>34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4.rq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2975091" calcext:value-type="float">
            <text:p>2975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023.rq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2753" calcext:value-type="float">
            <text:p>1275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9.rq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8102" calcext:value-type="float">
            <text:p>8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17.rq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8412.rq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9090" calcext:value-type="float">
            <text:p>909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33.rq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9587" calcext:value-type="float">
            <text:p>9587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1543.rq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Req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ery_10132.rq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369" calcext:value-type="float">
            <text:p>336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D</text:p>
          </table:table-cell>
          <table:table-cell office:value-type="float" office:value="9009321" calcext:value-type="float">
            <text:p>9009321</text:p>
          </table:table-cell>
        </table:table-row>
        <table:table-row table:style-name="ro1">
          <table:table-cell office:value-type="string" calcext:value-type="string">
            <text:p>query_10130.rq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369" calcext:value-type="float">
            <text:p>336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T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query_10005.rq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586" calcext:value-type="float">
            <text:p>8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_10067.rq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9103" calcext:value-type="float">
            <text:p>9103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_10123.rq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975091" calcext:value-type="float">
            <text:p>2975091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</table:table>
      <table:table table:name="WiseKG-Watdiv-stf-both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  <table:table-cell office:value-type="float" office:value="901066" calcext:value-type="float">
            <text:p>901066</text:p>
          </table:table-cell>
          <table:table-cell office:value-type="float" office:value="665" calcext:value-type="float">
            <text:p>66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34" calcext:value-type="float">
            <text:p>34</text:p>
          </table:table-cell>
          <table:table-cell office:value-type="float" office:value="602" calcext:value-type="float">
            <text:p>602</text:p>
          </table:table-cell>
          <table:table-cell office:value-type="float" office:value="668030" calcext:value-type="float">
            <text:p>668030</text:p>
          </table:table-cell>
          <table:table-cell office:value-type="float" office:value="597" calcext:value-type="float">
            <text:p>59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924535" calcext:value-type="float">
            <text:p>924535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51" calcext:value-type="float">
            <text:p>51</text:p>
          </table:table-cell>
          <table:table-cell office:value-type="float" office:value="677" calcext:value-type="float">
            <text:p>677</text:p>
          </table:table-cell>
          <table:table-cell office:value-type="float" office:value="950618" calcext:value-type="float">
            <text:p>950618</text:p>
          </table:table-cell>
          <table:table-cell office:value-type="float" office:value="670" calcext:value-type="float">
            <text:p>67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901382" calcext:value-type="float">
            <text:p>901382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eq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898022" calcext:value-type="float">
            <text:p>898022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float" office:value="5243653" calcext:value-type="float">
            <text:p>52436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T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yped-WiseKG-Watdiv-stf-both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query_10164.rq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office:value-type="float" office:value="28851" calcext:value-type="float">
            <text:p>28851</text:p>
          </table:table-cell>
          <table:table-cell office:value-type="float" office:value="526" calcext:value-type="float">
            <text:p>52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001.rq</text:p>
          </table:table-cell>
          <table:table-cell office:value-type="float" office:value="34" calcext:value-type="float">
            <text:p>34</text:p>
          </table:table-cell>
          <table:table-cell office:value-type="float" office:value="460" calcext:value-type="float">
            <text:p>460</text:p>
          </table:table-cell>
          <table:table-cell office:value-type="float" office:value="537470" calcext:value-type="float">
            <text:p>537470</text:p>
          </table:table-cell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065.rq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50039" calcext:value-type="float">
            <text:p>50039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13.rq</text:p>
          </table:table-cell>
          <table:table-cell office:value-type="float" office:value="51" calcext:value-type="float">
            <text:p>51</text:p>
          </table:table-cell>
          <table:table-cell office:value-type="float" office:value="442" calcext:value-type="float">
            <text:p>442</text:p>
          </table:table-cell>
          <table:table-cell office:value-type="float" office:value="824666" calcext:value-type="float">
            <text:p>824666</text:p>
          </table:table-cell>
          <table:table-cell office:value-type="float" office:value="435" calcext:value-type="float">
            <text:p>43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172.rq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29376" calcext:value-type="float">
            <text:p>29376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_10088.rq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6252" calcext:value-type="float">
            <text:p>26252</text:p>
          </table:table-cell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Req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D</text:p>
          </table:table-cell>
          <table:table-cell office:value-type="float" office:value="1496654" calcext:value-type="float">
            <text:p>14966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T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iseKG-Watdiv-btf-bounded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19729" calcext:value-type="float">
            <text:p>19729</text:p>
          </table:table-cell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8897" calcext:value-type="float">
            <text:p>18897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Typed-WiseKG-Watdiv-btf-bounded" table:style-name="ta1">
        <table:table-column table:style-name="co2" table:number-columns-repeated="33" table:default-cell-style-name="Default"/>
        <table:table-row table:style-name="ro1">
          <table:table-cell table:number-columns-repeated="27"/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office:value-type="float" office:value="19729" calcext:value-type="float">
            <text:p>19729</text:p>
          </table:table-cell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8897" calcext:value-type="float">
            <text:p>18897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WiseKG-Watdiv-btf-unbounded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10266" calcext:value-type="float">
            <text:p>10266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6151" calcext:value-type="float">
            <text:p>36151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5.txt</text:p>
          </table:table-cell>
          <table:table-cell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office:value-type="float" office:value="142400" calcext:value-type="float">
            <text:p>142400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Typed-WiseKG-Watdiv-btf-unbounded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10266" calcext:value-type="float">
            <text:p>10266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3619" calcext:value-type="float">
            <text:p>3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36151" calcext:value-type="float">
            <text:p>36151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5.txt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142400" calcext:value-type="float">
            <text:p>142400</text:p>
          </table:table-cell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WiseKG-Watdiv-btf-both" table:style-name="ta1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F1.txt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156599" calcext:value-type="float">
            <text:p>15659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</table:table>
      <table:table table:name="Typed-WiseKG-Watdiv-btf-both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1.txt</text:p>
          </table:table-cell>
          <table:table-cell office:value-type="float" office:value="10" calcext:value-type="float">
            <text:p>10</text:p>
          </table:table-cell>
          <table:table-cell office:value-type="float" office:value="626" calcext:value-type="float">
            <text:p>626</text:p>
          </table:table-cell>
          <table:table-cell office:value-type="float" office:value="156599" calcext:value-type="float">
            <text:p>156599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0" table:style-name="ta1">
        <table:table-column table:style-name="co2" table:number-columns-repeated="19" table:default-cell-style-name="Default"/>
        <table:table-row table:style-name="ro1">
          <table:table-cell table:number-columns-repeated="3"/>
          <table:table-cell office:value-type="string" calcext:value-type="string">
            <text:p>L1.txt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540713" calcext:value-type="float">
            <text:p>540713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2.txt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48308" calcext:value-type="float">
            <text:p>348308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3.txt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office:value-type="float" office:value="517030" calcext:value-type="float">
            <text:p>517030</text:p>
          </table:table-cell>
          <table:table-cell office:value-type="float" office:value="573" calcext:value-type="float">
            <text:p>573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L1.txt</text:p>
          </table:table-cell>
          <table:table-cell office:value-type="float" office:value="28" calcext:value-type="float">
            <text:p>28</text:p>
          </table:table-cell>
          <table:table-cell office:value-type="float" office:value="333" calcext:value-type="float">
            <text:p>333</text:p>
          </table:table-cell>
          <table:table-cell office:value-type="float" office:value="1129226" calcext:value-type="float">
            <text:p>1129226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4.txt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517030" calcext:value-type="float">
            <text:p>517030</text:p>
          </table:table-cell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L2.txt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348213" calcext:value-type="float">
            <text:p>348213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5.txt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66340" calcext:value-type="float">
            <text:p>166340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L3.txt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  <table:table-cell office:value-type="float" office:value="517030" calcext:value-type="float">
            <text:p>517030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.txt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39380" calcext:value-type="float">
            <text:p>139380</text:p>
          </table:table-cell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L4.txt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517030" calcext:value-type="float">
            <text:p>517030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29819" calcext:value-type="float">
            <text:p>229819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L5.txt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166245" calcext:value-type="float">
            <text:p>166245</text:p>
          </table:table-cell>
          <table:table-cell office:value-type="float" office:value="221" calcext:value-type="float">
            <text:p>2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1.txt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37237" calcext:value-type="float">
            <text:p>137237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4.txt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486559" calcext:value-type="float">
            <text:p>486559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2.txt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29819" calcext:value-type="float">
            <text:p>229819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2919" calcext:value-type="float">
            <text:p>42919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3.txt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59212" calcext:value-type="float">
            <text:p>59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0266" calcext:value-type="float">
            <text:p>10266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4.txt</text:p>
          </table:table-cell>
          <table:table-cell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660436" calcext:value-type="float">
            <text:p>66043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3618" calcext:value-type="float">
            <text:p>36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5.txt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42919" calcext:value-type="float">
            <text:p>42919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.txt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983854" calcext:value-type="float">
            <text:p>983854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6.txt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10266" calcext:value-type="float">
            <text:p>1026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914904" calcext:value-type="float">
            <text:p>914904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S7.txt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3618" calcext:value-type="float">
            <text:p>3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3.txt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03499" calcext:value-type="float">
            <text:p>1503499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F1.txt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982380" calcext:value-type="float">
            <text:p>982380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4.txt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841019" calcext:value-type="float">
            <text:p>841019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F2.txt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913564" calcext:value-type="float">
            <text:p>913564</text:p>
          </table:table-cell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5.txt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864541" calcext:value-type="float">
            <text:p>5864541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F3.txt</text:p>
          </table:table-cell>
          <table:table-cell office:value-type="float" office:value="1503" calcext:value-type="float">
            <text:p>1503</text:p>
          </table:table-cell>
          <table:table-cell office:value-type="float" office:value="8822" calcext:value-type="float">
            <text:p>8822</text:p>
          </table:table-cell>
          <table:table-cell office:value-type="float" office:value="16285375" calcext:value-type="float">
            <text:p>16285375</text:p>
          </table:table-cell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.txt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6952689" calcext:value-type="float">
            <text:p>6952689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F4.txt</text:p>
          </table:table-cell>
          <table:table-cell office:value-type="float" office:value="2029" calcext:value-type="float">
            <text:p>2029</text:p>
          </table:table-cell>
          <table:table-cell office:value-type="float" office:value="31858" calcext:value-type="float">
            <text:p>31858</text:p>
          </table:table-cell>
          <table:table-cell office:value-type="float" office:value="30568441" calcext:value-type="float">
            <text:p>30568441</text:p>
          </table:table-cell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F5.txt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5861183" calcext:value-type="float">
            <text:p>5861183</text:p>
          </table:table-cell>
          <table:table-cell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3.txt</text:p>
          </table:table-cell>
          <table:table-cell office:value-type="float" office:value="2" calcext:value-type="float">
            <text:p>2</text:p>
          </table:table-cell>
          <table:table-cell office:value-type="float" office:value="22200" calcext:value-type="float">
            <text:p>22200</text:p>
          </table:table-cell>
          <table:table-cell office:value-type="float" office:value="812507" calcext:value-type="float">
            <text:p>812507</text:p>
          </table:table-cell>
          <table:table-cell office:value-type="float" office:value="203" calcext:value-type="float">
            <text:p>203</text:p>
          </table:table-cell>
          <table:table-cell office:value-type="float" office:value="434147" calcext:value-type="float">
            <text:p>434147</text:p>
          </table:table-cell>
          <table:table-cell table:number-columns-repeated="4"/>
          <table:table-cell office:value-type="string" calcext:value-type="string">
            <text:p>C1.txt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6950008" calcext:value-type="float">
            <text:p>6950008</text:p>
          </table:table-cell>
          <table:table-cell office:value-type="float" office:value="377" calcext:value-type="float">
            <text:p>3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C3.txt</text:p>
          </table:table-cell>
          <table:table-cell office:value-type="float" office:value="2" calcext:value-type="float">
            <text:p>2</text:p>
          </table:table-cell>
          <table:table-cell office:value-type="float" office:value="21635" calcext:value-type="float">
            <text:p>21635</text:p>
          </table:table-cell>
          <table:table-cell office:value-type="float" office:value="812507" calcext:value-type="float">
            <text:p>812507</text:p>
          </table:table-cell>
          <table:table-cell office:value-type="float" office:value="199" calcext:value-type="float">
            <text:p>199</text:p>
          </table:table-cell>
          <table:table-cell office:value-type="float" office:value="434149" calcext:value-type="float">
            <text:p>434149</text:p>
          </table:table-cell>
        </table:table-row>
      </table:table>
      <table:table table:name="Sheet21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0.54" calcext:value-type="float">
            <text:p>0.54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L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L5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float" office:value="0.66" calcext:value-type="float">
            <text:p>0.66</text:p>
          </table:table-cell>
          <table:table-cell office:value-type="float" office:value="575" calcext:value-type="float">
            <text:p>575</text:p>
          </table:table-cell>
          <table:table-cell office:value-type="float" office:value="216" calcext:value-type="float">
            <text:p>216</text:p>
          </table:table-cell>
          <table:table-cell office:value-type="float" office:value="0.72" calcext:value-type="float">
            <text:p>0.72</text:p>
          </table:table-cell>
          <table:table-cell office:value-type="float" office:value="1476" calcext:value-type="float">
            <text:p>1476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3863" calcext:value-type="float">
            <text:p>3863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41" calcext:value-type="float">
            <text:p>141</text:p>
          </table:table-cell>
          <table:table-cell office:value-type="float" office:value="699" calcext:value-type="float">
            <text:p>699</text:p>
          </table:table-cell>
          <table:table-cell office:value-type="float" office:value="3.8" calcext:value-type="float">
            <text:p>3.8</text:p>
          </table:table-cell>
          <table:table-cell office:value-type="float" office:value="7508" calcext:value-type="float">
            <text:p>7508</text:p>
          </table:table-cell>
        </table:table-row>
        <table:table-row table:style-name="ro3">
          <table:table-cell office:value-type="string" calcext:value-type="string">
            <text:p>S7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  <table:table-cell office:value-type="float" office:value="2.95" calcext:value-type="float">
            <text:p>2.95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11" calcext:value-type="float">
            <text:p>311</text:p>
          </table:table-cell>
          <table:table-cell office:value-type="float" office:value="1503" calcext:value-type="float">
            <text:p>1503</text:p>
          </table:table-cell>
          <table:table-cell office:value-type="float" office:value="0.16" calcext:value-type="float">
            <text:p>0.16</text:p>
          </table:table-cell>
          <table:table-cell office:value-type="float" office:value="268" calcext:value-type="float">
            <text:p>268</text:p>
          </table:table-cell>
          <table:table-cell office:value-type="float" office:value="2541" calcext:value-type="float">
            <text:p>2541</text:p>
          </table:table-cell>
          <table:table-cell office:value-type="float" office:value="1.4" calcext:value-type="float">
            <text:p>1.4</text:p>
          </table:table-cell>
          <table:table-cell office:value-type="float" office:value="298" calcext:value-type="float">
            <text:p>298</text:p>
          </table:table-cell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217" calcext:value-type="float">
            <text:p>217</text:p>
          </table:table-cell>
          <table:table-cell office:value-type="float" office:value="2029" calcext:value-type="float">
            <text:p>2029</text:p>
          </table:table-cell>
          <table:table-cell office:value-type="float" office:value="30.56" calcext:value-type="float">
            <text:p>30.56</text:p>
          </table:table-cell>
          <table:table-cell office:value-type="float" office:value="31858" calcext:value-type="float">
            <text:p>31858</text:p>
          </table:table-cell>
          <table:table-cell office:value-type="float" office:value="24000" calcext:value-type="float">
            <text:p>24000</text:p>
          </table:table-cell>
          <table:table-cell office:value-type="float" office:value="0.81" calcext:value-type="float">
            <text:p>0.81</text:p>
          </table:table-cell>
          <table:table-cell office:value-type="float" office:value="76073" calcext:value-type="float">
            <text:p>76073</text:p>
          </table:table-cell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683" calcext:value-type="float">
            <text:p>683</text:p>
          </table:table-cell>
        </table:table-row>
        <table:table-row table:style-name="ro4">
          <table:table-cell office:value-type="string" calcext:value-type="string">
            <text:p>C2</text:p>
          </table:table-cell>
          <table:table-cell office:value-type="float" office:value="39218" calcext:value-type="float">
            <text:p>39218</text:p>
          </table:table-cell>
          <table:table-cell office:value-type="float" office:value="52.1" calcext:value-type="float">
            <text:p>52.1</text:p>
          </table:table-cell>
          <table:table-cell office:value-type="float" office:value="300071" calcext:value-type="float">
            <text:p>300071</text:p>
          </table:table-cell>
          <table:table-cell office:value-type="float" office:value="3181" calcext:value-type="float">
            <text:p>3181</text:p>
          </table:table-cell>
          <table:table-cell office:value-type="float" office:value="52.1" calcext:value-type="float">
            <text:p>52.1</text:p>
          </table:table-cell>
          <table:table-cell office:value-type="float" office:value="171848" calcext:value-type="float">
            <text:p>171848</text:p>
          </table:table-cell>
          <table:table-cell office:value-type="float" office:value="102441" calcext:value-type="float">
            <text:p>102441</text:p>
          </table:table-cell>
          <table:table-cell office:value-type="float" office:value="3.1" calcext:value-type="float">
            <text:p>3.1</text:p>
          </table:table-cell>
          <table:table-cell office:value-type="float" office:value="208721" calcext:value-type="float">
            <text:p>208721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1635" calcext:value-type="float">
            <text:p>21635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22200" calcext:value-type="float">
            <text:p>2220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8316" calcext:value-type="float">
            <text:p>28316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8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1" table:target-range-address="'TPF+NP'.C1:'TPF+NP'.C156" table:display-filter-buttons="true" table:orientation="column"/>
        <table:database-range table:name="__Anonymous_Sheet_DB__2" table:target-range-address="'TPF+OP'.I1:'TPF+OP'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5:07:02.083264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8T15:07:05.215516499</meta:creation-date>
    <meta:editing-duration>PT2M49S</meta:editing-duration>
    <meta:editing-cycles>2</meta:editing-cycles>
    <meta:generator>LibreOffice/6.0.7.3$Linux_X86_64 LibreOffice_project/00m0$Build-3</meta:generator>
    <dc:date>2023-07-28T15:09:51.313023772</dc:date>
    <meta:document-statistic meta:table-count="21" meta:cell-count="6623" meta:object-count="0"/>
  </office:meta>
</office:document-meta>
</file>